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1"/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7" style:family="table-cell" style:parent-style-name="Default" style:data-style-name="N155"/>
    <style:style style:name="ce8" style:family="table-cell" style:parent-style-name="Default" style:data-style-name="N15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JCur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Load Resistance</text:p>
          </table:table-cell>
          <table:table-cell table:style-name="ce1" office:value-type="string" calcext:value-type="string">
            <text:p>Voltage</text:p>
          </table:table-cell>
          <table:table-cell table:style-name="ce2" office:value-type="string" calcext:value-type="string">
            <text:p>ADC reading 12 bit</text:p>
          </table:table-cell>
          <table:table-cell table:style-name="ce1" table:number-columns-repeated="101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200" calcext:value-type="float">
            <text:p>1200</text:p>
          </table:table-cell>
          <table:table-cell table:formula="of:=[.C2]/([.B2]+[.C2])*5" office:value-type="float" office:value="0.0455857772375019" calcext:value-type="float">
            <text:p>0,0455857772</text:p>
          </table:table-cell>
          <table:table-cell table:formula="of:=[.D2]/3.3*4096" office:value-type="float" office:value="56.581619262063" calcext:value-type="float">
            <text:p>57</text:p>
          </table:table-cell>
          <table:table-cell office:value-type="string" calcext:value-type="string">
            <text:p>,\</text:p>
          </table:table-cell>
          <table:table-cell table:formula="of:=#REF!*EXP(#REF!/([.A2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200" calcext:value-type="float">
            <text:p>1200</text:p>
          </table:table-cell>
          <table:table-cell table:formula="of:=[.C3]/([.B3]+[.C3])*5" office:value-type="float" office:value="0.061050061050061" calcext:value-type="float">
            <text:p>0,0610500611</text:p>
          </table:table-cell>
          <table:table-cell table:formula="of:=[.D3]/3.3*4096" office:value-type="float" office:value="75.7760757760758" calcext:value-type="float">
            <text:p>76</text:p>
          </table:table-cell>
          <table:table-cell office:value-type="string" calcext:value-type="string">
            <text:p>,\</text:p>
          </table:table-cell>
          <table:table-cell table:formula="of:=#REF!*EXP(#REF!/([.A3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200" calcext:value-type="float">
            <text:p>1200</text:p>
          </table:table-cell>
          <table:table-cell table:formula="of:=[.C4]/([.B4]+[.C4])*5" office:value-type="float" office:value="0.0809094219021805" calcext:value-type="float">
            <text:p>0,0809094219</text:p>
          </table:table-cell>
          <table:table-cell table:formula="of:=[.D4]/3.3*4096" office:value-type="float" office:value="100.425755185252" calcext:value-type="float">
            <text:p>100</text:p>
          </table:table-cell>
          <table:table-cell office:value-type="string" calcext:value-type="string">
            <text:p>,\</text:p>
          </table:table-cell>
          <table:table-cell table:formula="of:=#REF!*EXP(#REF!/([.A4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200" calcext:value-type="float">
            <text:p>1200</text:p>
          </table:table-cell>
          <table:table-cell table:formula="of:=[.C5]/([.B5]+[.C5])*5" office:value-type="float" office:value="0.106134578645723" calcext:value-type="float">
            <text:p>0,1061345786</text:p>
          </table:table-cell>
          <table:table-cell table:formula="of:=[.D5]/3.3*4096" office:value-type="float" office:value="131.735525494812" calcext:value-type="float">
            <text:p>132</text:p>
          </table:table-cell>
          <table:table-cell office:value-type="string" calcext:value-type="string">
            <text:p>,\</text:p>
          </table:table-cell>
          <table:table-cell table:formula="of:=#REF!*EXP(#REF!/([.A5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200" calcext:value-type="float">
            <text:p>1200</text:p>
          </table:table-cell>
          <table:table-cell table:formula="of:=[.C6]/([.B6]+[.C6])*5" office:value-type="float" office:value="0.137829642561794" calcext:value-type="float">
            <text:p>0,1378296426</text:p>
          </table:table-cell>
          <table:table-cell table:formula="of:=[.D6]/3.3*4096" office:value-type="float" office:value="171.075823010032" calcext:value-type="float">
            <text:p>171</text:p>
          </table:table-cell>
          <table:table-cell office:value-type="string" calcext:value-type="string">
            <text:p>,\</text:p>
          </table:table-cell>
          <table:table-cell table:formula="of:=#REF!*EXP(#REF!/([.A6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200" calcext:value-type="float">
            <text:p>1200</text:p>
          </table:table-cell>
          <table:table-cell table:formula="of:=[.C7]/([.B7]+[.C7])*5" office:value-type="float" office:value="0.17725258493353" calcext:value-type="float">
            <text:p>0,1772525849</text:p>
          </table:table-cell>
          <table:table-cell table:formula="of:=[.D7]/3.3*4096" office:value-type="float" office:value="220.008056935679" calcext:value-type="float">
            <text:p>220</text:p>
          </table:table-cell>
          <table:table-cell office:value-type="string" calcext:value-type="string">
            <text:p>,\</text:p>
          </table:table-cell>
          <table:table-cell table:formula="of:=#REF!*EXP(#REF!/([.A7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200" calcext:value-type="float">
            <text:p>1200</text:p>
          </table:table-cell>
          <table:table-cell table:formula="of:=[.C8]/([.B8]+[.C8])*5" office:value-type="float" office:value="0.225606316976875" calcext:value-type="float">
            <text:p>0,225606317</text:p>
          </table:table-cell>
          <table:table-cell table:formula="of:=[.D8]/3.3*4096" office:value-type="float" office:value="280.025295253722" calcext:value-type="float">
            <text:p>280</text:p>
          </table:table-cell>
          <table:table-cell office:value-type="string" calcext:value-type="string">
            <text:p>,\</text:p>
          </table:table-cell>
          <table:table-cell table:formula="of:=#REF!*EXP(#REF!/([.A8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200" calcext:value-type="float">
            <text:p>1200</text:p>
          </table:table-cell>
          <table:table-cell table:formula="of:=[.C9]/([.B9]+[.C9])*5" office:value-type="float" office:value="0.284306292645944" calcext:value-type="float">
            <text:p>0,2843062926</text:p>
          </table:table-cell>
          <table:table-cell table:formula="of:=[.D9]/3.3*4096" office:value-type="float" office:value="352.884416569026" calcext:value-type="float">
            <text:p>353</text:p>
          </table:table-cell>
          <table:table-cell office:value-type="string" calcext:value-type="string">
            <text:p>,\</text:p>
          </table:table-cell>
          <table:table-cell table:formula="of:=#REF!*EXP(#REF!/([.A9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200" calcext:value-type="float">
            <text:p>1200</text:p>
          </table:table-cell>
          <table:table-cell table:formula="of:=[.C10]/([.B10]+[.C10])*5" office:value-type="float" office:value="0.354714750221697" calcext:value-type="float">
            <text:p>0,3547147502</text:p>
          </table:table-cell>
          <table:table-cell table:formula="of:=[.D10]/3.3*4096" office:value-type="float" office:value="440.2762475479" calcext:value-type="float">
            <text:p>440</text:p>
          </table:table-cell>
          <table:table-cell office:value-type="string" calcext:value-type="string">
            <text:p>,\</text:p>
          </table:table-cell>
          <table:table-cell table:formula="of:=#REF!*EXP(#REF!/([.A10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200" calcext:value-type="float">
            <text:p>1200</text:p>
          </table:table-cell>
          <table:table-cell table:formula="of:=[.C11]/([.B11]+[.C11])*5" office:value-type="float" office:value="0.438148094055791" calcext:value-type="float">
            <text:p>0,4381480941</text:p>
          </table:table-cell>
          <table:table-cell table:formula="of:=[.D11]/3.3*4096" office:value-type="float" office:value="543.834725228036" calcext:value-type="float">
            <text:p>544</text:p>
          </table:table-cell>
          <table:table-cell office:value-type="string" calcext:value-type="string">
            <text:p>,\</text:p>
          </table:table-cell>
          <table:table-cell table:formula="of:=#REF!*EXP(#REF!/([.A11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" calcext:value-type="float">
            <text:p>1200</text:p>
          </table:table-cell>
          <table:table-cell table:formula="of:=[.C12]/([.B12]+[.C12])*5" office:value-type="float" office:value="0.535714285714286" calcext:value-type="float">
            <text:p>0,5357142857</text:p>
          </table:table-cell>
          <table:table-cell table:formula="of:=[.D12]/3.3*4096" office:value-type="float" office:value="664.935064935065" calcext:value-type="float">
            <text:p>665</text:p>
          </table:table-cell>
          <table:table-cell office:value-type="string" calcext:value-type="string">
            <text:p>,\</text:p>
          </table:table-cell>
          <table:table-cell table:formula="of:=#REF!*EXP(#REF!/([.A12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200" calcext:value-type="float">
            <text:p>1200</text:p>
          </table:table-cell>
          <table:table-cell table:formula="of:=[.C13]/([.B13]+[.C13])*5" office:value-type="float" office:value="0.648158150588744" calcext:value-type="float">
            <text:p>0,6481581506</text:p>
          </table:table-cell>
          <table:table-cell table:formula="of:=[.D13]/3.3*4096" office:value-type="float" office:value="804.50175297318" calcext:value-type="float">
            <text:p>805</text:p>
          </table:table-cell>
          <table:table-cell office:value-type="string" calcext:value-type="string">
            <text:p>,\</text:p>
          </table:table-cell>
          <table:table-cell table:formula="of:=#REF!*EXP(#REF!/([.A13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200" calcext:value-type="float">
            <text:p>1200</text:p>
          </table:table-cell>
          <table:table-cell table:formula="of:=[.C14]/([.B14]+[.C14])*5" office:value-type="float" office:value="0.776096235933256" calcext:value-type="float">
            <text:p>0,7760962359</text:p>
          </table:table-cell>
          <table:table-cell table:formula="of:=[.D14]/3.3*4096" office:value-type="float" office:value="963.300055267459" calcext:value-type="float">
            <text:p>963</text:p>
          </table:table-cell>
          <table:table-cell office:value-type="string" calcext:value-type="string">
            <text:p>,\</text:p>
          </table:table-cell>
          <table:table-cell table:formula="of:=#REF!*EXP(#REF!/([.A14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200" calcext:value-type="float">
            <text:p>1200</text:p>
          </table:table-cell>
          <table:table-cell table:formula="of:=[.C15]/([.B15]+[.C15])*5" office:value-type="float" office:value="0.919399325773828" calcext:value-type="float">
            <text:p>0,9193993258</text:p>
          </table:table-cell>
          <table:table-cell table:formula="of:=[.D15]/3.3*4096" office:value-type="float" office:value="1141.16958738473" calcext:value-type="float">
            <text:p>1141</text:p>
          </table:table-cell>
          <table:table-cell office:value-type="string" calcext:value-type="string">
            <text:p>,\</text:p>
          </table:table-cell>
          <table:table-cell table:formula="of:=#REF!*EXP(#REF!/([.A15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200" calcext:value-type="float">
            <text:p>1200</text:p>
          </table:table-cell>
          <table:table-cell table:formula="of:=[.C16]/([.B16]+[.C16])*5" office:value-type="float" office:value="1.07758620689655" calcext:value-type="float">
            <text:p>1,0775862069</text:p>
          </table:table-cell>
          <table:table-cell table:formula="of:=[.D16]/3.3*4096" office:value-type="float" office:value="1337.51306165099" calcext:value-type="float">
            <text:p>1338</text:p>
          </table:table-cell>
          <table:table-cell office:value-type="string" calcext:value-type="string">
            <text:p>,\</text:p>
          </table:table-cell>
          <table:table-cell table:formula="of:=#REF!*EXP(#REF!/([.A16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200" calcext:value-type="float">
            <text:p>1200</text:p>
          </table:table-cell>
          <table:table-cell table:formula="of:=[.C17]/([.B17]+[.C17])*5" office:value-type="float" office:value="1.24947938359017" calcext:value-type="float">
            <text:p>1,2494793836</text:p>
          </table:table-cell>
          <table:table-cell table:formula="of:=[.D17]/3.3*4096" office:value-type="float" office:value="1550.86895611677" calcext:value-type="float">
            <text:p>1551</text:p>
          </table:table-cell>
          <table:table-cell office:value-type="string" calcext:value-type="string">
            <text:p>,\</text:p>
          </table:table-cell>
          <table:table-cell table:formula="of:=#REF!*EXP(#REF!/([.A17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200" calcext:value-type="float">
            <text:p>1200</text:p>
          </table:table-cell>
          <table:table-cell table:formula="of:=[.C18]/([.B18]+[.C18])*5" office:value-type="float" office:value="1.43334925943622" calcext:value-type="float">
            <text:p>1,4333492594</text:p>
          </table:table-cell>
          <table:table-cell table:formula="of:=[.D18]/3.3*4096" office:value-type="float" office:value="1779.09047474265" calcext:value-type="float">
            <text:p>1779</text:p>
          </table:table-cell>
          <table:table-cell office:value-type="string" calcext:value-type="string">
            <text:p>,\</text:p>
          </table:table-cell>
          <table:table-cell table:formula="of:=#REF!*EXP(#REF!/([.A18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200" calcext:value-type="float">
            <text:p>1200</text:p>
          </table:table-cell>
          <table:table-cell table:formula="of:=[.C19]/([.B19]+[.C19])*5" office:value-type="float" office:value="1.62689804772234" calcext:value-type="float">
            <text:p>1,6268980477</text:p>
          </table:table-cell>
          <table:table-cell table:formula="of:=[.D19]/3.3*4096" office:value-type="float" office:value="2019.32557680931" calcext:value-type="float">
            <text:p>2019</text:p>
          </table:table-cell>
          <table:table-cell office:value-type="string" calcext:value-type="string">
            <text:p>,\</text:p>
          </table:table-cell>
          <table:table-cell table:formula="of:=#REF!*EXP(#REF!/([.A19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200" calcext:value-type="float">
            <text:p>1200</text:p>
          </table:table-cell>
          <table:table-cell table:formula="of:=[.C20]/([.B20]+[.C20])*5" office:value-type="float" office:value="1.82759671032592" calcext:value-type="float">
            <text:p>1,8275967103</text:p>
          </table:table-cell>
          <table:table-cell table:formula="of:=[.D20]/3.3*4096" office:value-type="float" office:value="2268.43518954393" calcext:value-type="float">
            <text:p>2268</text:p>
          </table:table-cell>
          <table:table-cell office:value-type="string" calcext:value-type="string">
            <text:p>,\</text:p>
          </table:table-cell>
          <table:table-cell table:formula="of:=#REF!*EXP(#REF!/([.A20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200" calcext:value-type="float">
            <text:p>1200</text:p>
          </table:table-cell>
          <table:table-cell table:formula="of:=[.C21]/([.B21]+[.C21])*5" office:value-type="float" office:value="2.03252032520325" calcext:value-type="float">
            <text:p>2,0325203252</text:p>
          </table:table-cell>
          <table:table-cell table:formula="of:=[.D21]/3.3*4096" office:value-type="float" office:value="2522.78886425228" calcext:value-type="float">
            <text:p>2523</text:p>
          </table:table-cell>
          <table:table-cell office:value-type="string" calcext:value-type="string">
            <text:p>,\</text:p>
          </table:table-cell>
          <table:table-cell table:formula="of:=#REF!*EXP(#REF!/([.A21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200" calcext:value-type="float">
            <text:p>1200</text:p>
          </table:table-cell>
          <table:table-cell table:formula="of:=[.C22]/([.B22]+[.C22])*5" office:value-type="float" office:value="2.23880597014925" calcext:value-type="float">
            <text:p>2,2388059701</text:p>
          </table:table-cell>
          <table:table-cell table:formula="of:=[.D22]/3.3*4096" office:value-type="float" office:value="2778.83310719132" calcext:value-type="float">
            <text:p>2779</text:p>
          </table:table-cell>
          <table:table-cell office:value-type="string" calcext:value-type="string">
            <text:p>,\</text:p>
          </table:table-cell>
          <table:table-cell table:formula="of:=#REF!*EXP(#REF!/([.A22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200" calcext:value-type="float">
            <text:p>1200</text:p>
          </table:table-cell>
          <table:table-cell table:formula="of:=[.C23]/([.B23]+[.C23])*5" office:value-type="float" office:value="2.44299674267101" calcext:value-type="float">
            <text:p>2,4429967427</text:p>
          </table:table-cell>
          <table:table-cell table:formula="of:=[.D23]/3.3*4096" office:value-type="float" office:value="3032.27716908499" calcext:value-type="float">
            <text:p>3032</text:p>
          </table:table-cell>
          <table:table-cell office:value-type="string" calcext:value-type="string">
            <text:p>,\</text:p>
          </table:table-cell>
          <table:table-cell table:formula="of:=#REF!*EXP(#REF!/([.A23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200" calcext:value-type="float">
            <text:p>1200</text:p>
          </table:table-cell>
          <table:table-cell table:formula="of:=[.C24]/([.B24]+[.C24])*5" office:value-type="float" office:value="2.64200792602378" calcext:value-type="float">
            <text:p>2,642007926</text:p>
          </table:table-cell>
          <table:table-cell table:formula="of:=[.D24]/3.3*4096" office:value-type="float" office:value="3279.29226211921" calcext:value-type="float">
            <text:p>3279</text:p>
          </table:table-cell>
          <table:table-cell office:value-type="string" calcext:value-type="string">
            <text:p>,\</text:p>
          </table:table-cell>
          <table:table-cell table:formula="of:=#REF!*EXP(#REF!/([.A24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200" calcext:value-type="float">
            <text:p>1200</text:p>
          </table:table-cell>
          <table:table-cell table:formula="of:=[.C25]/([.B25]+[.C25])*5" office:value-type="float" office:value="2.83527076835838" calcext:value-type="float">
            <text:p>2,8352707684</text:p>
          </table:table-cell>
          <table:table-cell table:formula="of:=[.D25]/3.3*4096" office:value-type="float" office:value="3519.17244460482" calcext:value-type="float">
            <text:p>3519</text:p>
          </table:table-cell>
          <table:table-cell office:value-type="string" calcext:value-type="string">
            <text:p>,\</text:p>
          </table:table-cell>
          <table:table-cell table:formula="of:=#REF!*EXP(#REF!/([.A25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200" calcext:value-type="float">
            <text:p>1200</text:p>
          </table:table-cell>
          <table:table-cell table:formula="of:=[.C26]/([.B26]+[.C26])*5" office:value-type="float" office:value="3.01962757926522" calcext:value-type="float">
            <text:p>3,0196275793</text:p>
          </table:table-cell>
          <table:table-cell table:formula="of:=[.D26]/3.3*4096" office:value-type="float" office:value="3747.99835293041" calcext:value-type="float">
            <text:p>3748</text:p>
          </table:table-cell>
          <table:table-cell office:value-type="string" calcext:value-type="string">
            <text:p>,\</text:p>
          </table:table-cell>
          <table:table-cell table:formula="of:=#REF!*EXP(#REF!/([.A26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200" calcext:value-type="float">
            <text:p>1200</text:p>
          </table:table-cell>
          <table:table-cell table:formula="of:=[.C27]/([.B27]+[.C27])*5" office:value-type="float" office:value="3.19386777387416" calcext:value-type="float">
            <text:p>3,1938677739</text:p>
          </table:table-cell>
          <table:table-cell table:formula="of:=[.D27]/3.3*4096" office:value-type="float" office:value="3964.26739448138" calcext:value-type="float">
            <text:p>3964</text:p>
          </table:table-cell>
          <table:table-cell office:value-type="string" calcext:value-type="string">
            <text:p>,\</text:p>
          </table:table-cell>
          <table:table-cell table:formula="of:=#REF!*EXP(#REF!/([.A27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200" calcext:value-type="float">
            <text:p>1200</text:p>
          </table:table-cell>
          <table:table-cell table:formula="of:=[.C28]/([.B28]+[.C28])*5" office:value-type="float" office:value="3.35739466174249" calcext:value-type="float">
            <text:p>3,3573946617</text:p>
          </table:table-cell>
          <table:table-cell table:formula="of:=[.D28]/3.3*4096" office:value-type="float" office:value="4167.23894984765" calcext:value-type="float">
            <text:p>4167</text:p>
          </table:table-cell>
          <table:table-cell office:value-type="string" calcext:value-type="string">
            <text:p>,\</text:p>
          </table:table-cell>
          <table:table-cell table:formula="of:=#REF!*EXP(#REF!/([.A28]+273))" office:value-type="string" office:string-value="" calcext:value-type="error">
            <text:p>#REF!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TY83-110" table:style-name="ta1"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ce3"/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ce3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formula="of:=5*[.$C$26]/([.$C$26]+[.B2]+[.$C$26])" office:value-type="float" office:value="1.63934426229508" calcext:value-type="float">
            <text:p>1,64</text:p>
          </table:table-cell>
          <table:table-cell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formula="of:=5*[.$C$26]/([.$C$26]+[.B3]+[.$C$26])" office:value-type="float" office:value="1.5852885225111" calcext:value-type="float">
            <text:p>1,59</text:p>
          </table:table-cell>
          <table:table-cell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formula="of:=5*[.$C$26]/([.$C$26]+[.B4]+[.$C$26])" office:value-type="float" office:value="1.53186274509804" calcext:value-type="float">
            <text:p>1,53</text:p>
          </table:table-cell>
          <table:table-cell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formula="of:=5*[.$C$26]/([.$C$26]+[.B5]+[.$C$26])" office:value-type="float" office:value="1.47841513897102" calcext:value-type="float">
            <text:p>1,48</text:p>
          </table:table-cell>
          <table:table-cell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formula="of:=5*[.$C$26]/([.$C$26]+[.B6]+[.$C$26])" office:value-type="float" office:value="1.42531356898518" calcext:value-type="float">
            <text:p>1,43</text:p>
          </table:table-cell>
          <table:table-cell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formula="of:=5*[.$C$26]/([.$C$26]+[.B7]+[.$C$26])" office:value-type="float" office:value="1.37362637362637" calcext:value-type="float">
            <text:p>1,37</text:p>
          </table:table-cell>
          <table:table-cell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formula="of:=5*[.$C$26]/([.$C$26]+[.B8]+[.$C$26])" office:value-type="float" office:value="1.32345156167284" calcext:value-type="float">
            <text:p>1,32</text:p>
          </table:table-cell>
          <table:table-cell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formula="of:=5*[.$C$26]/([.$C$26]+[.B9]+[.$C$26])" office:value-type="float" office:value="1.27420998980632" calcext:value-type="float">
            <text:p>1,27</text:p>
          </table:table-cell>
          <table:table-cell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formula="of:=5*[.$C$26]/([.$C$26]+[.B10]+[.$C$26])" office:value-type="float" office:value="1.22609122118686" calcext:value-type="float">
            <text:p>1,23</text:p>
          </table:table-cell>
          <table:table-cell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formula="of:=5*[.$C$26]/([.$C$26]+[.B11]+[.$C$26])" office:value-type="float" office:value="1.18035882908404" calcext:value-type="float">
            <text:p>1,18</text:p>
          </table:table-cell>
          <table:table-cell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formula="of:=5*[.$C$26]/([.$C$26]+[.B12]+[.$C$26])" office:value-type="float" office:value="1.13533151680291" calcext:value-type="float">
            <text:p>1,14</text:p>
          </table:table-cell>
          <table:table-cell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formula="of:=5*[.$C$26]/([.$C$26]+[.B13]+[.$C$26])" office:value-type="float" office:value="1.09265734265734" calcext:value-type="float">
            <text:p>1,09</text:p>
          </table:table-cell>
          <table:table-cell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formula="of:=5*[.$C$26]/([.$C$26]+[.B14]+[.$C$26])" office:value-type="float" office:value="1.05086170659941" calcext:value-type="float">
            <text:p>1,05</text:p>
          </table:table-cell>
          <table:table-cell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formula="of:=5*[.$C$26]/([.$C$26]+[.B15]+[.$C$26])" office:value-type="float" office:value="1.01132686084142" calcext:value-type="float">
            <text:p>1,01</text:p>
          </table:table-cell>
          <table:table-cell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formula="of:=5*[.$C$26]/([.$C$26]+[.B16]+[.$C$26])" office:value-type="float" office:value="0.973141300116777" calcext:value-type="float">
            <text:p>0,97</text:p>
          </table:table-cell>
          <table:table-cell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5*[.$C$26]/([.$C$26]+[.B17]+[.$C$26])" office:value-type="float" office:value="0.936329588014981" calcext:value-type="float">
            <text:p>0,94</text:p>
          </table:table-cell>
          <table:table-cell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formula="of:=5*[.$C$26]/([.$C$26]+[.B18]+[.$C$26])" office:value-type="float" office:value="0.901225666906993" calcext:value-type="float">
            <text:p>0,90</text:p>
          </table:table-cell>
          <table:table-cell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formula="of:=5*[.$C$26]/([.$C$26]+[.B19]+[.$C$26])" office:value-type="float" office:value="0.867453157529493" calcext:value-type="float">
            <text:p>0,87</text:p>
          </table:table-cell>
          <table:table-cell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formula="of:=5*[.$C$26]/([.$C$26]+[.B20]+[.$C$26])" office:value-type="float" office:value="0.835282325425994" calcext:value-type="float">
            <text:p>0,84</text:p>
          </table:table-cell>
          <table:table-cell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formula="of:=5*[.$C$26]/([.$C$26]+[.B21]+[.$C$26])" office:value-type="float" office:value="0.804634695848085" calcext:value-type="float">
            <text:p>0,80</text:p>
          </table:table-cell>
          <table:table-cell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formula="of:=5*[.$C$26]/([.$C$26]+[.B22]+[.$C$26])" office:value-type="float" office:value="0.775193798449612" calcext:value-type="float">
            <text:p>0,78</text:p>
          </table:table-cell>
          <table:table-cell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formula="of:=5*[.$C$26]/([.$C$26]+[.B23]+[.$C$26])" office:value-type="float" office:value="0.747160789001793" calcext:value-type="float">
            <text:p>0,75</text:p>
          </table:table-cell>
          <table:table-cell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formula="of:=5*[.$C$26]/([.$C$26]+[.B24]+[.$C$26])" office:value-type="float" office:value="0.720253529242293" calcext:value-type="float">
            <text:p>0,72</text:p>
          </table:table-cell>
          <table:table-cell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formula="of:=130-5*((830-822)/(840-822))" office:value-type="float" office:value="127.777777777778" calcext:value-type="float">
            <text:p>127,77777777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KTY84-130" table:style-name="ta1"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ce3"/>
        <table:table-column table:style-name="co6" table:default-cell-style-name="Default"/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5*500/(500+[.B2]+500)" office:value-type="float" office:value="1.83958793230316" calcext:value-type="float">
            <text:p>1,84</text:p>
          </table:table-cell>
          <table:table-cell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5*500/(500+[.B3]+500)" office:value-type="float" office:value="1.79726815240834" calcext:value-type="float">
            <text:p>1,80</text:p>
          </table:table-cell>
          <table:table-cell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5*500/(500+[.B4]+500)" office:value-type="float" office:value="1.75561797752809" calcext:value-type="float">
            <text:p>1,76</text:p>
          </table:table-cell>
          <table:table-cell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5*500/(500+[.B5]+500)" office:value-type="float" office:value="1.71232876712329" calcext:value-type="float">
            <text:p>1,71</text:p>
          </table:table-cell>
          <table:table-cell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5*500/(500+[.B6]+500)" office:value-type="float" office:value="1.66889185580774" calcext:value-type="float">
            <text:p>1,67</text:p>
          </table:table-cell>
          <table:table-cell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5*500/(500+[.B7]+500)" office:value-type="float" office:value="1.62548764629389" calcext:value-type="float">
            <text:p>1,63</text:p>
          </table:table-cell>
          <table:table-cell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5*500/(500+[.B8]+500)" office:value-type="float" office:value="1.58127767235927" calcext:value-type="float">
            <text:p>1,58</text:p>
          </table:table-cell>
          <table:table-cell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5*500/(500+[.B9]+500)" office:value-type="float" office:value="1.55957579538366" calcext:value-type="float">
            <text:p>1,56</text:p>
          </table:table-cell>
          <table:table-cell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5*500/(500+[.B10]+500)" office:value-type="float" office:value="1.53751537515375" calcext:value-type="float">
            <text:p>1,54</text:p>
          </table:table-cell>
          <table:table-cell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5*500/(500+[.B11]+500)" office:value-type="float" office:value="1.49521531100478" calcext:value-type="float">
            <text:p>1,50</text:p>
          </table:table-cell>
          <table:table-cell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5*500/(500+[.B12]+500)" office:value-type="float" office:value="1.45180023228804" calcext:value-type="float">
            <text:p>1,45</text:p>
          </table:table-cell>
          <table:table-cell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5*500/(500+[.B13]+500)" office:value-type="float" office:value="1.41003948110547" calcext:value-type="float">
            <text:p>1,41</text:p>
          </table:table-cell>
          <table:table-cell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5*500/(500+[.B14]+500)" office:value-type="float" office:value="1.36911281489595" calcext:value-type="float">
            <text:p>1,37</text:p>
          </table:table-cell>
          <table:table-cell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5*500/(500+[.B15]+500)" office:value-type="float" office:value="1.32837407013815" calcext:value-type="float">
            <text:p>1,33</text:p>
          </table:table-cell>
          <table:table-cell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5*500/(500+[.B16]+500)" office:value-type="float" office:value="1.28865979381443" calcext:value-type="float">
            <text:p>1,29</text:p>
          </table:table-cell>
          <table:table-cell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5*500/(500+[.B17]+500)" office:value-type="float" office:value="1.25" calcext:value-type="float">
            <text:p>1,25</text:p>
          </table:table-cell>
          <table:table-cell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5*500/(500+[.B18]+500)" office:value-type="float" office:value="1.21241513094083" calcext:value-type="float">
            <text:p>1,21</text:p>
          </table:table-cell>
          <table:table-cell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5*500/(500+[.B19]+500)" office:value-type="float" office:value="1.17536436295252" calcext:value-type="float">
            <text:p>1,18</text:p>
          </table:table-cell>
          <table:table-cell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5*500/(500+[.B20]+500)" office:value-type="float" office:value="1.13947128532361" calcext:value-type="float">
            <text:p>1,14</text:p>
          </table:table-cell>
          <table:table-cell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5*500/(500+[.B21]+500)" office:value-type="float" office:value="1.105216622458" calcext:value-type="float">
            <text:p>1,11</text:p>
          </table:table-cell>
          <table:table-cell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5*500/(500+[.B22]+500)" office:value-type="float" office:value="1.07112253641817" calcext:value-type="float">
            <text:p>1,07</text:p>
          </table:table-cell>
          <table:table-cell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5*500/(500+[.B23]+500)" office:value-type="float" office:value="1.0386373078521" calcext:value-type="float">
            <text:p>1,04</text:p>
          </table:table-cell>
          <table:table-cell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5*500/(500+[.B24]+500)" office:value-type="float" office:value="1.00725221595488" calcext:value-type="float">
            <text:p>1,01</text:p>
          </table:table-cell>
          <table:table-cell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5*500/(500+[.B25]+500)" office:value-type="float" office:value="0.9765625" calcext:value-type="float">
            <text:p>0,98</text:p>
          </table:table-cell>
          <table:table-cell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5*500/(500+[.B26]+500)" office:value-type="float" office:value="0.946969696969697" calcext:value-type="float">
            <text:p>0,95</text:p>
          </table:table-cell>
          <table:table-cell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5*500/(500+[.B27]+500)" office:value-type="float" office:value="0.918442321822189" calcext:value-type="float">
            <text:p>0,92</text:p>
          </table:table-cell>
          <table:table-cell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5*500/(500+[.B28]+500)" office:value-type="float" office:value="0.89063056644104" calcext:value-type="float">
            <text:p>0,89</text:p>
          </table:table-cell>
          <table:table-cell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5*500/(500+[.B29]+500)" office:value-type="float" office:value="0.864154856550294" calcext:value-type="float">
            <text:p>0,86</text:p>
          </table:table-cell>
          <table:table-cell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5*500/(500+[.B30]+500)" office:value-type="float" office:value="0.838363514419852" calcext:value-type="float">
            <text:p>0,84</text:p>
          </table:table-cell>
          <table:table-cell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5*500/(500+[.B31]+500)" office:value-type="float" office:value="0.813537260006508" calcext:value-type="float">
            <text:p>0,81</text:p>
          </table:table-cell>
          <table:table-cell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5*500/(500+[.B32]+500)" office:value-type="float" office:value="0.789639924194567" calcext:value-type="float">
            <text:p>0,79</text:p>
          </table:table-cell>
          <table:table-cell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5*500/(500+[.B33]+500)" office:value-type="float" office:value="0.766636001226618" calcext:value-type="float">
            <text:p>0,77</text:p>
          </table:table-cell>
          <table:table-cell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5*500/(500+[.B34]+500)" office:value-type="float" office:value="0.74471254095919" calcext:value-type="float">
            <text:p>0,74</text:p>
          </table:table-cell>
          <table:table-cell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5*500/(500+[.B35]+500)" office:value-type="float" office:value="0.724217844727694" calcext:value-type="float">
            <text:p>0,72</text:p>
          </table:table-cell>
          <table:table-cell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5*500/(500+[.B36]+500)" office:value-type="float" office:value="0.705815923207228" calcext:value-type="float">
            <text:p>0,71</text:p>
          </table:table-cell>
          <table:table-cell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5*500/(500+[.B37]+500)" office:value-type="float" office:value="0.689845474613686" calcext:value-type="float">
            <text:p>0,69</text:p>
          </table:table-cell>
          <table:table-cell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/>
        </table:table-row>
      </table:table>
      <table:table table:name="Semikron" table:style-name="ta1">
        <table:table-column table:style-name="co6" table:number-columns-repeated="3" table:default-cell-style-name="Default"/>
        <table:table-column table:style-name="co6" table:default-cell-style-name="ce3"/>
        <table:table-column table:style-name="co6" table:default-cell-style-name="Default"/>
        <table:table-row table:style-name="ro3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3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2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6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5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/>
        </table:table-row>
        <table:table-row table:style-name="ro2" table:number-rows-repeated="104855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esla 100k" table:style-name="ta1">
        <table:shapes>
          <draw:frame draw:z-index="0" draw:style-name="gr1" draw:text-style-name="P1" svg:width="159.99mm" svg:height="89.99mm" svg:x="109.63mm" svg:y="61.83mm">
            <loext:p draw:notify-on-update-of-ranges="'Tesla 100k'.A2:'Tesla 100k'.A46 'Tesla 100k'.B1:'Tesla 100k'.B1 'Tesla 100k'.B2:'Tesla 100k'.B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number-columns-repeated="2" table:default-cell-style-name="Default"/>
        <table:table-column table:style-name="co6" table:default-cell-style-name="Default"/>
        <table:table-column table:style-name="co6" table:default-cell-style-name="ce3"/>
        <table:table-column table:style-name="co6" table:number-columns-repeated="1020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oltage</text:p>
          </table:table-cell>
          <table:table-cell table:style-name="ce2" office:value-type="string" calcext:value-type="string">
            <text:p>ADC reading 12 bit</text:p>
          </table:table-cell>
          <table:table-cell table:style-name="ce1"/>
          <table:table-cell table:style-name="ce1" office:value-type="string" calcext:value-type="string">
            <text:p>Rload kOhm</text:p>
          </table:table-cell>
          <table:table-cell table:style-name="ce1" office:value-type="float" office:value="470" calcext:value-type="float">
            <text:p>470</text:p>
          </table:table-cell>
          <table:table-cell table:style-name="ce1" table:number-columns-repeated="101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30.6" calcext:value-type="float">
            <text:p>930,6</text:p>
          </table:table-cell>
          <table:table-cell table:formula="of:=[.B2]/([.$G$1]+[.B2])*5" office:value-type="float" office:value="3.32214765100671" calcext:value-type="float">
            <text:p>3,322147651</text:p>
          </table:table-cell>
          <table:table-cell table:formula="of:=[.C2]/3.3*4096" office:value-type="float" office:value="4123.48993288591" calcext:value-type="float">
            <text:p>41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02.4" calcext:value-type="float">
            <text:p>702,4</text:p>
          </table:table-cell>
          <table:table-cell table:formula="of:=[.B3]/([.$G$1]+[.B3])*5" office:value-type="float" office:value="2.99556465370181" calcext:value-type="float">
            <text:p>2,9955646537</text:p>
          </table:table-cell>
          <table:table-cell table:formula="of:=[.C3]/3.3*4096" office:value-type="float" office:value="3718.13115804927" calcext:value-type="float">
            <text:p>371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35.2" calcext:value-type="float">
            <text:p>535,2</text:p>
          </table:table-cell>
          <table:table-cell table:formula="of:=[.B4]/([.$G$1]+[.B4])*5" office:value-type="float" office:value="2.66215678471946" calcext:value-type="float">
            <text:p>2,6621567847</text:p>
          </table:table-cell>
          <table:table-cell table:formula="of:=[.C4]/3.3*4096" office:value-type="float" office:value="3304.30126976088" calcext:value-type="float">
            <text:p>330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11.6" calcext:value-type="float">
            <text:p>411,6</text:p>
          </table:table-cell>
          <table:table-cell table:formula="of:=[.B5]/([.$G$1]+[.B5])*5" office:value-type="float" office:value="2.33439201451906" calcext:value-type="float">
            <text:p>2,3343920145</text:p>
          </table:table-cell>
          <table:table-cell table:formula="of:=[.C5]/3.3*4096" office:value-type="float" office:value="2897.47566408183" calcext:value-type="float">
            <text:p>289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9.2" calcext:value-type="float">
            <text:p>319,2</text:p>
          </table:table-cell>
          <table:table-cell table:formula="of:=[.B6]/([.$G$1]+[.B6])*5" office:value-type="float" office:value="2.02230106436898" calcext:value-type="float">
            <text:p>2,0223010644</text:p>
          </table:table-cell>
          <table:table-cell table:formula="of:=[.C6]/3.3*4096" office:value-type="float" office:value="2510.10459383495" calcext:value-type="float">
            <text:p>251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.5" calcext:value-type="float">
            <text:p>249,5</text:p>
          </table:table-cell>
          <table:table-cell table:formula="of:=[.B7]/([.$G$1]+[.B7])*5" office:value-type="float" office:value="1.73384294649062" calcext:value-type="float">
            <text:p>1,7338429465</text:p>
          </table:table-cell>
          <table:table-cell table:formula="of:=[.C7]/3.3*4096" office:value-type="float" office:value="2152.0668814623" calcext:value-type="float">
            <text:p>215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.5" calcext:value-type="float">
            <text:p>196,5</text:p>
          </table:table-cell>
          <table:table-cell table:formula="of:=[.B8]/([.$G$1]+[.B8])*5" office:value-type="float" office:value="1.47411852963241" calcext:value-type="float">
            <text:p>1,4741185296</text:p>
          </table:table-cell>
          <table:table-cell table:formula="of:=[.C8]/3.3*4096" office:value-type="float" office:value="1829.69378708313" calcext:value-type="float">
            <text:p>183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.9" calcext:value-type="float">
            <text:p>155,9</text:p>
          </table:table-cell>
          <table:table-cell table:formula="of:=[.B9]/([.$G$1]+[.B9])*5" office:value-type="float" office:value="1.24540661447516" calcext:value-type="float">
            <text:p>1,2454066145</text:p>
          </table:table-cell>
          <table:table-cell table:formula="of:=[.C9]/3.3*4096" office:value-type="float" office:value="1545.81378572431" calcext:value-type="float">
            <text:p>154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.4" calcext:value-type="float">
            <text:p>124,4</text:p>
          </table:table-cell>
          <table:table-cell table:formula="of:=[.B10]/([.$G$1]+[.B10])*5" office:value-type="float" office:value="1.0464333781965" calcext:value-type="float">
            <text:p>1,0464333782</text:p>
          </table:table-cell>
          <table:table-cell table:formula="of:=[.C10]/3.3*4096" office:value-type="float" office:value="1298.84579305844" calcext:value-type="float">
            <text:p>129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[.B11]/([.$G$1]+[.B11])*5" office:value-type="float" office:value="0.87719298245614" calcext:value-type="float">
            <text:p>0,8771929825</text:p>
          </table:table-cell>
          <table:table-cell table:formula="of:=[.C11]/3.3*4096" office:value-type="float" office:value="1088.78256246677" calcext:value-type="float">
            <text:p>108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.84" calcext:value-type="float">
            <text:p>80,84</text:p>
          </table:table-cell>
          <table:table-cell table:formula="of:=[.B12]/([.$G$1]+[.B12])*5" office:value-type="float" office:value="0.733788395904437" calcext:value-type="float">
            <text:p>0,7337883959</text:p>
          </table:table-cell>
          <table:table-cell table:formula="of:=[.C12]/3.3*4096" office:value-type="float" office:value="910.787051401386" calcext:value-type="float">
            <text:p>91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.73" calcext:value-type="float">
            <text:p>65,73</text:p>
          </table:table-cell>
          <table:table-cell table:formula="of:=[.B13]/([.$G$1]+[.B13])*5" office:value-type="float" office:value="0.613462005114517" calcext:value-type="float">
            <text:p>0,6134620051</text:p>
          </table:table-cell>
          <table:table-cell table:formula="of:=[.C13]/3.3*4096" office:value-type="float" office:value="761.43647665123" calcext:value-type="float">
            <text:p>76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.73" calcext:value-type="float">
            <text:p>53,73</text:p>
          </table:table-cell>
          <table:table-cell table:formula="of:=[.B14]/([.$G$1]+[.B14])*5" office:value-type="float" office:value="0.512955148645294" calcext:value-type="float">
            <text:p>0,5129551486</text:p>
          </table:table-cell>
          <table:table-cell table:formula="of:=[.C14]/3.3*4096" office:value-type="float" office:value="636.686148136705" calcext:value-type="float">
            <text:p>63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.16" calcext:value-type="float">
            <text:p>44,16</text:p>
          </table:table-cell>
          <table:table-cell table:formula="of:=[.B15]/([.$G$1]+[.B15])*5" office:value-type="float" office:value="0.429438307141746" calcext:value-type="float">
            <text:p>0,4294383071</text:p>
          </table:table-cell>
          <table:table-cell table:formula="of:=[.C15]/3.3*4096" office:value-type="float" office:value="533.024032137149" calcext:value-type="float">
            <text:p>53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46" calcext:value-type="float">
            <text:p>36,46</text:p>
          </table:table-cell>
          <table:table-cell table:formula="of:=[.B16]/([.$G$1]+[.B16])*5" office:value-type="float" office:value="0.359949453066382" calcext:value-type="float">
            <text:p>0,3599494531</text:p>
          </table:table-cell>
          <table:table-cell table:formula="of:=[.C16]/3.3*4096" office:value-type="float" office:value="446.773624169667" calcext:value-type="float">
            <text:p>44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.26" calcext:value-type="float">
            <text:p>30,26</text:p>
          </table:table-cell>
          <table:table-cell table:formula="of:=[.B17]/([.$G$1]+[.B17])*5" office:value-type="float" office:value="0.302442729780514" calcext:value-type="float">
            <text:p>0,3024427298</text:p>
          </table:table-cell>
          <table:table-cell table:formula="of:=[.C17]/3.3*4096" office:value-type="float" office:value="375.395582176056" calcext:value-type="float">
            <text:p>375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22" calcext:value-type="float">
            <text:p>25,22</text:p>
          </table:table-cell>
          <table:table-cell table:formula="of:=[.B18]/([.$G$1]+[.B18])*5" office:value-type="float" office:value="0.254634303945721" calcext:value-type="float">
            <text:p>0,2546343039</text:p>
          </table:table-cell>
          <table:table-cell table:formula="of:=[.C18]/3.3*4096" office:value-type="float" office:value="316.05518453384" calcext:value-type="float">
            <text:p>31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12" calcext:value-type="float">
            <text:p>21,12</text:p>
          </table:table-cell>
          <table:table-cell table:formula="of:=[.B19]/([.$G$1]+[.B19])*5" office:value-type="float" office:value="0.215018732692621" calcext:value-type="float">
            <text:p>0,2150187327</text:p>
          </table:table-cell>
          <table:table-cell table:formula="of:=[.C19]/3.3*4096" office:value-type="float" office:value="266.88385730575" calcext:value-type="float">
            <text:p>26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75" calcext:value-type="float">
            <text:p>17,75</text:p>
          </table:table-cell>
          <table:table-cell table:formula="of:=[.B20]/([.$G$1]+[.B20])*5" office:value-type="float" office:value="0.181957970271656" calcext:value-type="float">
            <text:p>0,1819579703</text:p>
          </table:table-cell>
          <table:table-cell table:formula="of:=[.C20]/3.3*4096" office:value-type="float" office:value="225.848438252334" calcext:value-type="float">
            <text:p>22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98" calcext:value-type="float">
            <text:p>14,98</text:p>
          </table:table-cell>
          <table:table-cell table:formula="of:=[.B21]/([.$G$1]+[.B21])*5" office:value-type="float" office:value="0.154439358324055" calcext:value-type="float">
            <text:p>0,1544393583</text:p>
          </table:table-cell>
          <table:table-cell table:formula="of:=[.C21]/3.3*4096" office:value-type="float" office:value="191.692003544039" calcext:value-type="float">
            <text:p>192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7" calcext:value-type="float">
            <text:p>12,7</text:p>
          </table:table-cell>
          <table:table-cell table:formula="of:=[.B22]/([.$G$1]+[.B22])*5" office:value-type="float" office:value="0.131551688419308" calcext:value-type="float">
            <text:p>0,1315516884</text:p>
          </table:table-cell>
          <table:table-cell table:formula="of:=[.C22]/3.3*4096" office:value-type="float" office:value="163.283550231965" calcext:value-type="float">
            <text:p>16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8" calcext:value-type="float">
            <text:p>10,8</text:p>
          </table:table-cell>
          <table:table-cell table:formula="of:=[.B23]/([.$G$1]+[.B23])*5" office:value-type="float" office:value="0.112312811980033" calcext:value-type="float">
            <text:p>0,112312812</text:p>
          </table:table-cell>
          <table:table-cell table:formula="of:=[.C23]/3.3*4096" office:value-type="float" office:value="139.404023597035" calcext:value-type="float">
            <text:p>13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216" calcext:value-type="float">
            <text:p>9,216</text:p>
          </table:table-cell>
          <table:table-cell table:formula="of:=[.B24]/([.$G$1]+[.B24])*5" office:value-type="float" office:value="0.0961570565256586" calcext:value-type="float">
            <text:p>0,0961570565</text:p>
          </table:table-cell>
          <table:table-cell table:formula="of:=[.C24]/3.3*4096" office:value-type="float" office:value="119.351304099727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893" calcext:value-type="float">
            <text:p>7,893</text:p>
          </table:table-cell>
          <table:table-cell table:formula="of:=[.B25]/([.$G$1]+[.B25])*5" office:value-type="float" office:value="0.0825812472666476" calcext:value-type="float">
            <text:p>0,0825812473</text:p>
          </table:table-cell>
          <table:table-cell table:formula="of:=[.C25]/3.3*4096" office:value-type="float" office:value="102.500845092178" calcext:value-type="float">
            <text:p>10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83" calcext:value-type="float">
            <text:p>6,783</text:p>
          </table:table-cell>
          <table:table-cell table:formula="of:=[.B26]/([.$G$1]+[.B26])*5" office:value-type="float" office:value="0.0711329892215117" calcext:value-type="float">
            <text:p>0,0711329892</text:p>
          </table:table-cell>
          <table:table-cell table:formula="of:=[.C26]/3.3*4096" office:value-type="float" office:value="88.2911284397915" calcext:value-type="float">
            <text:p>8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847" calcext:value-type="float">
            <text:p>5,847</text:p>
          </table:table-cell>
          <table:table-cell table:formula="of:=[.B27]/([.$G$1]+[.B27])*5" office:value-type="float" office:value="0.0614378150960288" calcext:value-type="float">
            <text:p>0,0614378151</text:p>
          </table:table-cell>
          <table:table-cell table:formula="of:=[.C27]/3.3*4096" office:value-type="float" office:value="76.2573607979799" calcext:value-type="float">
            <text:p>7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056" calcext:value-type="float">
            <text:p>5,056</text:p>
          </table:table-cell>
          <table:table-cell table:formula="of:=[.B28]/([.$G$1]+[.B28])*5" office:value-type="float" office:value="0.0532147788892257" calcext:value-type="float">
            <text:p>0,0532147789</text:p>
          </table:table-cell>
          <table:table-cell table:formula="of:=[.C28]/3.3*4096" office:value-type="float" office:value="66.0508285849298" calcext:value-type="float">
            <text:p>6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385" calcext:value-type="float">
            <text:p>4,385</text:p>
          </table:table-cell>
          <table:table-cell table:formula="of:=[.B29]/([.$G$1]+[.B29])*5" office:value-type="float" office:value="0.0462177345405104" calcext:value-type="float">
            <text:p>0,0462177345</text:p>
          </table:table-cell>
          <table:table-cell table:formula="of:=[.C29]/3.3*4096" office:value-type="float" office:value="57.3660123266456" calcext:value-type="float">
            <text:p>57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815" calcext:value-type="float">
            <text:p>3,815</text:p>
          </table:table-cell>
          <table:table-cell table:formula="of:=[.B30]/([.$G$1]+[.B30])*5" office:value-type="float" office:value="0.0402583286725832" calcext:value-type="float">
            <text:p>0,0402583287</text:p>
          </table:table-cell>
          <table:table-cell table:formula="of:=[.C30]/3.3*4096" office:value-type="float" office:value="49.9691255281517" calcext:value-type="float">
            <text:p>5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327" calcext:value-type="float">
            <text:p>3,327</text:p>
          </table:table-cell>
          <table:table-cell table:formula="of:=[.B31]/([.$G$1]+[.B31])*5" office:value-type="float" office:value="0.0351448364449947" calcext:value-type="float">
            <text:p>0,0351448364</text:p>
          </table:table-cell>
          <table:table-cell table:formula="of:=[.C31]/3.3*4096" office:value-type="float" office:value="43.6221969935449" calcext:value-type="float">
            <text:p>4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91" calcext:value-type="float">
            <text:p>2,91</text:p>
          </table:table-cell>
          <table:table-cell table:formula="of:=[.B32]/([.$G$1]+[.B32])*5" office:value-type="float" office:value="0.0307669535429574" calcext:value-type="float">
            <text:p>0,0307669535</text:p>
          </table:table-cell>
          <table:table-cell table:formula="of:=[.C32]/3.3*4096" office:value-type="float" office:value="38.188315670289" calcext:value-type="float">
            <text:p>3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552" calcext:value-type="float">
            <text:p>2,552</text:p>
          </table:table-cell>
          <table:table-cell table:formula="of:=[.B33]/([.$G$1]+[.B33])*5" office:value-type="float" office:value="0.0270023193214715" calcext:value-type="float">
            <text:p>0,0270023193</text:p>
          </table:table-cell>
          <table:table-cell table:formula="of:=[.C33]/3.3*4096" office:value-type="float" office:value="33.5156060426507" calcext:value-type="float">
            <text:p>3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244" calcext:value-type="float">
            <text:p>2,244</text:p>
          </table:table-cell>
          <table:table-cell table:formula="of:=[.B34]/([.$G$1]+[.B34])*5" office:value-type="float" office:value="0.0237589042952372" calcext:value-type="float">
            <text:p>0,0237589043</text:p>
          </table:table-cell>
          <table:table-cell table:formula="of:=[.C34]/3.3*4096" office:value-type="float" office:value="29.4898399979671" calcext:value-type="float">
            <text:p>2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977" calcext:value-type="float">
            <text:p>1,977</text:p>
          </table:table-cell>
          <table:table-cell table:formula="of:=[.B35]/([.$G$1]+[.B35])*5" office:value-type="float" office:value="0.020943817177532" calcext:value-type="float">
            <text:p>0,0209438172</text:p>
          </table:table-cell>
          <table:table-cell table:formula="of:=[.C35]/3.3*4096" office:value-type="float" office:value="25.9957197452033" calcext:value-type="float">
            <text:p>2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747" calcext:value-type="float">
            <text:p>1,747</text:p>
          </table:table-cell>
          <table:table-cell table:formula="of:=[.B36]/([.$G$1]+[.B36])*5" office:value-type="float" office:value="0.01851628097264" calcext:value-type="float">
            <text:p>0,018516281</text:p>
          </table:table-cell>
          <table:table-cell table:formula="of:=[.C36]/3.3*4096" office:value-type="float" office:value="22.9826323830101" calcext:value-type="float">
            <text:p>2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7" calcext:value-type="float">
            <text:p>1,547</text:p>
          </table:table-cell>
          <table:table-cell table:formula="of:=[.B37]/([.$G$1]+[.B37])*5" office:value-type="float" office:value="0.0164034550108473" calcext:value-type="float">
            <text:p>0,016403455</text:p>
          </table:table-cell>
          <table:table-cell table:formula="of:=[.C37]/3.3*4096" office:value-type="float" office:value="20.3601671892213" calcext:value-type="float">
            <text:p>2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373" calcext:value-type="float">
            <text:p>1,373</text:p>
          </table:table-cell>
          <table:table-cell table:formula="of:=[.B38]/([.$G$1]+[.B38])*5" office:value-type="float" office:value="0.0145638379796891" calcext:value-type="float">
            <text:p>0,014563838</text:p>
          </table:table-cell>
          <table:table-cell table:formula="of:=[.C38]/3.3*4096" office:value-type="float" office:value="18.0768122317596" calcext:value-type="float">
            <text:p>1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221" calcext:value-type="float">
            <text:p>1,221</text:p>
          </table:table-cell>
          <table:table-cell table:formula="of:=[.B39]/([.$G$1]+[.B39])*5" office:value-type="float" office:value="0.0129557044359228" calcext:value-type="float">
            <text:p>0,0129557044</text:p>
          </table:table-cell>
          <table:table-cell table:formula="of:=[.C39]/3.3*4096" office:value-type="float" office:value="16.0807773847091" calcext:value-type="float">
            <text:p>16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88" calcext:value-type="float">
            <text:p>1,088</text:p>
          </table:table-cell>
          <table:table-cell table:formula="of:=[.B40]/([.$G$1]+[.B40])*5" office:value-type="float" office:value="0.0115477363040451" calcext:value-type="float">
            <text:p>0,0115477363</text:p>
          </table:table-cell>
          <table:table-cell table:formula="of:=[.C40]/3.3*4096" office:value-type="float" office:value="14.333190273142" calcext:value-type="float">
            <text:p>14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72" calcext:value-type="float">
            <text:p>0,972</text:p>
          </table:table-cell>
          <table:table-cell table:formula="of:=[.B41]/([.$G$1]+[.B41])*5" office:value-type="float" office:value="0.0103190847863567" calcext:value-type="float">
            <text:p>0,0103190848</text:p>
          </table:table-cell>
          <table:table-cell table:formula="of:=[.C41]/3.3*4096" office:value-type="float" office:value="12.8081731166416" calcext:value-type="float">
            <text:p>13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7" calcext:value-type="float">
            <text:p>0,87</text:p>
          </table:table-cell>
          <table:table-cell table:formula="of:=[.B42]/([.$G$1]+[.B42])*5" office:value-type="float" office:value="0.00923821861660331" calcext:value-type="float">
            <text:p>0,0092382186</text:p>
          </table:table-cell>
          <table:table-cell table:formula="of:=[.C42]/3.3*4096" office:value-type="float" office:value="11.4665889253355" calcext:value-type="float">
            <text:p>11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8" calcext:value-type="float">
            <text:p>0,78</text:p>
          </table:table-cell>
          <table:table-cell table:formula="of:=[.B43]/([.$G$1]+[.B43])*5" office:value-type="float" office:value="0.0082841242193806" calcext:value-type="float">
            <text:p>0,0082841242</text:p>
          </table:table-cell>
          <table:table-cell table:formula="of:=[.C43]/3.3*4096" office:value-type="float" office:value="10.2823553947221" calcext:value-type="float">
            <text:p>10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01" calcext:value-type="float">
            <text:p>0,701</text:p>
          </table:table-cell>
          <table:table-cell table:formula="of:=[.B44]/([.$G$1]+[.B44])*5" office:value-type="float" office:value="0.0074463406706168" calcext:value-type="float">
            <text:p>0,0074463407</text:p>
          </table:table-cell>
          <table:table-cell table:formula="of:=[.C44]/3.3*4096" office:value-type="float" office:value="9.24248829904437" calcext:value-type="float">
            <text:p>9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31" calcext:value-type="float">
            <text:p>0,631</text:p>
          </table:table-cell>
          <table:table-cell table:formula="of:=[.B45]/([.$G$1]+[.B45])*5" office:value-type="float" office:value="0.00670376579528335" calcext:value-type="float">
            <text:p>0,0067037658</text:p>
          </table:table-cell>
          <table:table-cell table:formula="of:=[.C45]/3.3*4096" office:value-type="float" office:value="8.32079536287292" calcext:value-type="float">
            <text:p>8</text:p>
          </table:table-cell>
          <table:table-cell office:value-type="string" calcext:value-type="string">
            <text:p>,\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69" calcext:value-type="float">
            <text:p>0,569</text:p>
          </table:table-cell>
          <table:table-cell table:formula="of:=[.B46]/([.$G$1]+[.B46])*5" office:value-type="float" office:value="0.00604587212502311" calcext:value-type="float">
            <text:p>0,0060458721</text:p>
          </table:table-cell>
          <table:table-cell table:formula="of:=[.C46]/3.3*4096" office:value-type="float" office:value="7.50420976487717" calcext:value-type="float">
            <text:p>8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la 52k" table:style-name="ta1">
        <table:shapes>
          <draw:frame draw:z-index="0" draw:style-name="gr1" draw:text-style-name="P1" svg:width="159.99mm" svg:height="89.99mm" svg:x="114.71mm" svg:y="10.04mm">
            <loext:p draw:notify-on-update-of-ranges="'Tesla 52k'.A2:'Tesla 52k'.A18 'Tesla 52k'.B1:'Tesla 52k'.B1 'Tesla 52k'.B2:'Tesla 52k'.B18 'Tesla 52k'.C1:'Tesla 52k'.C1 'Tesla 52k'.C2:'Tesla 52k'.C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Voltage</text:p>
          </table:table-cell>
          <table:table-cell table:style-name="ce2" office:value-type="string" calcext:value-type="string">
            <text:p>ADC reading 12 bit</text:p>
          </table:table-cell>
          <table:table-cell table:style-name="ce1"/>
          <table:table-cell office:value-type="string" calcext:value-type="string">
            <text:p>Rload kOhm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B2]/([.$G$1]+[.B2])*5" office:value-type="float" office:value="2.75229357798165" calcext:value-type="float">
            <text:p>2,752293578</text:p>
          </table:table-cell>
          <table:table-cell table:formula="of:=[.C2]/3.3*4096" office:value-type="float" office:value="3416.1801501251" calcext:value-type="float">
            <text:p>3416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B3]/([.$G$1]+[.B3])*5" office:value-type="float" office:value="2.24719101123596" calcext:value-type="float">
            <text:p>2,2471910112</text:p>
          </table:table-cell>
          <table:table-cell table:formula="of:=[.C3]/3.3*4096" office:value-type="float" office:value="2789.24072182499" calcext:value-type="float">
            <text:p>2789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style-name="ce6" office:value-type="float" office:value="82" calcext:value-type="float">
            <text:p>82</text:p>
          </table:table-cell>
          <table:table-cell table:formula="of:=[.B4]/([.$G$1]+[.B4])*5" office:value-type="float" office:value="1.79039301310044" calcext:value-type="float">
            <text:p>1,7903930131</text:p>
          </table:table-cell>
          <table:table-cell table:formula="of:=[.C4]/3.3*4096" office:value-type="float" office:value="2222.25750959375" calcext:value-type="float">
            <text:p>2222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[.B5]/([.$G$1]+[.B5])*5" office:value-type="float" office:value="1.51658767772512" calcext:value-type="float">
            <text:p>1,5165876777</text:p>
          </table:table-cell>
          <table:table-cell table:formula="of:=[.C5]/3.3*4096" office:value-type="float" office:value="1882.40700847336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53" calcext:value-type="float">
            <text:p>53</text:p>
          </table:table-cell>
          <table:table-cell table:formula="of:=[.B6]/([.$G$1]+[.B6])*5" office:value-type="float" office:value="1.325" calcext:value-type="float">
            <text:p>1,325</text:p>
          </table:table-cell>
          <table:table-cell table:formula="of:=[.C6]/3.3*4096" office:value-type="float" office:value="1644.60606060606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table:formula="of:=[.B7]/([.$G$1]+[.B7])*5" office:value-type="float" office:value="1.04838709677419" calcext:value-type="float">
            <text:p>1,0483870968</text:p>
          </table:table-cell>
          <table:table-cell table:formula="of:=[.C7]/3.3*4096" office:value-type="float" office:value="1301.27077223851" calcext:value-type="float">
            <text:p>1301</text:p>
          </table:table-cell>
          <table:table-cell table:number-columns-repeated="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8]/([.$G$1]+[.B8])*5" office:value-type="float" office:value="0.893854748603352" calcext:value-type="float">
            <text:p>0,8938547486</text:p>
          </table:table-cell>
          <table:table-cell table:formula="of:=[.C8]/3.3*4096" office:value-type="float" office:value="1109.4633485694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35.5" calcext:value-type="float">
            <text:p>35,5</text:p>
          </table:table-cell>
          <table:table-cell table:style-name="ce6" office:value-type="float" office:value="29" calcext:value-type="float">
            <text:p>29</text:p>
          </table:table-cell>
          <table:table-cell table:formula="of:=[.B9]/([.$G$1]+[.B9])*5" office:value-type="float" office:value="0.823863636363636" calcext:value-type="float">
            <text:p>0,8238636364</text:p>
          </table:table-cell>
          <table:table-cell table:formula="of:=[.C9]/3.3*4096" office:value-type="float" office:value="1022.58953168044" calcext:value-type="float">
            <text:p>1023</text:p>
          </table:table-cell>
          <table:table-cell table:number-columns-repeated="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B10]/([.$G$1]+[.B10])*5" office:value-type="float" office:value="0.726744186046512" calcext:value-type="float">
            <text:p>0,726744186</text:p>
          </table:table-cell>
          <table:table-cell table:formula="of:=[.C10]/3.3*4096" office:value-type="float" office:value="902.043692741367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float" office:value="22.3" calcext:value-type="float">
            <text:p>22,3</text:p>
          </table:table-cell>
          <table:table-cell table:formula="of:=[.B11]/([.$G$1]+[.B11])*5" office:value-type="float" office:value="0.658594211458949" calcext:value-type="float">
            <text:p>0,6585942115</text:p>
          </table:table-cell>
          <table:table-cell table:formula="of:=[.C11]/3.3*4096" office:value-type="float" office:value="817.455118222986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float" office:value="17.8" calcext:value-type="float">
            <text:p>17,8</text:p>
          </table:table-cell>
          <table:table-cell table:formula="of:=[.B12]/([.$G$1]+[.B12])*5" office:value-type="float" office:value="0.54004854368932" calcext:value-type="float">
            <text:p>0,5400485437</text:p>
          </table:table-cell>
          <table:table-cell table:formula="of:=[.C12]/3.3*4096" office:value-type="float" office:value="670.314798470138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float" office:value="15" calcext:value-type="float">
            <text:p>15</text:p>
          </table:table-cell>
          <table:table-cell table:formula="of:=[.B13]/([.$G$1]+[.B13])*5" office:value-type="float" office:value="0.462962962962963" calcext:value-type="float">
            <text:p>0,462962963</text:p>
          </table:table-cell>
          <table:table-cell table:formula="of:=[.C13]/3.3*4096" office:value-type="float" office:value="574.635241301908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float" office:value="13" calcext:value-type="float">
            <text:p>13</text:p>
          </table:table-cell>
          <table:table-cell table:formula="of:=[.B14]/([.$G$1]+[.B14])*5" office:value-type="float" office:value="0.40625" calcext:value-type="float">
            <text:p>0,40625</text:p>
          </table:table-cell>
          <table:table-cell table:formula="of:=[.C14]/3.3*4096" office:value-type="float" office:value="504.242424242424" calcext:value-type="float">
            <text:p>504</text:p>
          </table:table-cell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B15]/([.$G$1]+[.B15])*5" office:value-type="float" office:value="0.377358490566038" calcext:value-type="float">
            <text:p>0,3773584906</text:p>
          </table:table-cell>
          <table:table-cell table:formula="of:=[.C15]/3.3*4096" office:value-type="float" office:value="468.381932532876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6]/([.$G$1]+[.B16])*5" office:value-type="float" office:value="0.348101265822785" calcext:value-type="float">
            <text:p>0,3481012658</text:p>
          </table:table-cell>
          <table:table-cell table:formula="of:=[.C16]/3.3*4096" office:value-type="float" office:value="432.067510548523" calcext:value-type="float">
            <text:p>432</text:p>
          </table:table-cell>
          <table:table-cell table:number-columns-repeated="3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17]/([.$G$1]+[.B17])*5" office:value-type="float" office:value="0.318471337579618" calcext:value-type="float">
            <text:p>0,3184713376</text:p>
          </table:table-cell>
          <table:table-cell table:formula="of:=[.C17]/3.3*4096" office:value-type="float" office:value="395.290484462459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B18]/([.$G$1]+[.B18])*5" office:value-type="float" office:value="0.288461538461538" calcext:value-type="float">
            <text:p>0,2884615385</text:p>
          </table:table-cell>
          <table:table-cell table:formula="of:=[.C18]/3.3*4096" office:value-type="float" office:value="358.041958041958" calcext:value-type="float">
            <text:p>358</text:p>
          </table:table-cell>
          <table:table-cell table:number-columns-repeated="3"/>
        </table:table-row>
      </table:table>
      <table:table table:name="MBB600" table:style-name="ta1">
        <table:table-column table:style-name="co6" table:number-columns-repeated="3" table:default-cell-style-name="Default"/>
        <table:table-column table:style-name="co6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MBB600</text:p>
          </table:table-cell>
          <table:table-cell office:value-type="float" office:value="5000" calcext:value-type="float">
            <text:p>5000</text:p>
          </table:table-cell>
          <table:table-cell office:value-type="float" office:value="3375" calcext:value-type="float">
            <text:p>3375</text:p>
          </table:table-cell>
          <table:table-cell table:style-name="Default" table:formula="of:=[.B1]*EXP(-[.C1]/298)" office:value-type="float" office:value="0.060306814945995" calcext:value-type="float">
            <text:p>0,0603068149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Voltage</text:p>
          </table:table-cell>
          <table:table-cell table:style-name="ce2" office:value-type="string" calcext:value-type="string">
            <text:p>ADC reading 12 bit</text:p>
          </table:table-cell>
          <table:table-cell table:style-name="ce1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1]*EXP([.$C$1]/(273+[.A4]))" office:value-type="float" office:value="17764.7852108296" calcext:value-type="float">
            <text:p>17764,7852108296</text:p>
          </table:table-cell>
          <table:table-cell table:formula="of:=[.B4]/([.B4]+[.$B$2])*5" office:value-type="float" office:value="3.19915768768499" calcext:value-type="float">
            <text:p>3,1991576877</text:p>
          </table:table-cell>
          <table:table-cell table:formula="of:=[.C4]/3.3*4096" office:value-type="float" office:value="3970.83329962355" calcext:value-type="float">
            <text:p>39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5]))" office:value-type="float" office:value="14105.6005319288" calcext:value-type="float">
            <text:p>14105,6005319288</text:p>
          </table:table-cell>
          <table:table-cell table:formula="of:=[.B5]/([.B5]+[.$B$2])*5" office:value-type="float" office:value="2.92579322245994" calcext:value-type="float">
            <text:p>2,9257932225</text:p>
          </table:table-cell>
          <table:table-cell table:formula="of:=[.C5]/3.3*4096" office:value-type="float" office:value="3631.53001187755" calcext:value-type="float">
            <text:p>363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1]*EXP([.$C$1]/(273+[.A6]))" office:value-type="float" office:value="11293.4433918958" calcext:value-type="float">
            <text:p>11293,4433918958</text:p>
          </table:table-cell>
          <table:table-cell table:formula="of:=[.B6]/([.B6]+[.$B$2])*5" office:value-type="float" office:value="2.65185935032801" calcext:value-type="float">
            <text:p>2,6518593503</text:p>
          </table:table-cell>
          <table:table-cell table:formula="of:=[.C6]/3.3*4096" office:value-type="float" office:value="3291.51996937682" calcext:value-type="float">
            <text:p>329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7]))" office:value-type="float" office:value="9113.25192524938" calcext:value-type="float">
            <text:p>9113,2519252494</text:p>
          </table:table-cell>
          <table:table-cell table:formula="of:=[.B7]/([.B7]+[.$B$2])*5" office:value-type="float" office:value="2.38401397127257" calcext:value-type="float">
            <text:p>2,3840139713</text:p>
          </table:table-cell>
          <table:table-cell table:formula="of:=[.C7]/3.3*4096" office:value-type="float" office:value="2959.06703828256" calcext:value-type="float">
            <text:p>29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1]*EXP([.$C$1]/(273+[.A8]))" office:value-type="float" office:value="7408.91908893759" calcext:value-type="float">
            <text:p>7408,9190889376</text:p>
          </table:table-cell>
          <table:table-cell table:formula="of:=[.B8]/([.B8]+[.$B$2])*5" office:value-type="float" office:value="2.12790899052588" calcext:value-type="float">
            <text:p>2,1279089905</text:p>
          </table:table-cell>
          <table:table-cell table:formula="of:=[.C8]/3.3*4096" office:value-type="float" office:value="2641.18643187698" calcext:value-type="float">
            <text:p>26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6066.0392988359" calcext:value-type="float">
            <text:p>6066,0392988359</text:p>
          </table:table-cell>
          <table:table-cell table:formula="of:=[.B9]/([.B9]+[.$B$2])*5" office:value-type="float" office:value="1.88784528221446" calcext:value-type="float">
            <text:p>1,8878452822</text:p>
          </table:table-cell>
          <table:table-cell table:formula="of:=[.C9]/3.3*4096" office:value-type="float" office:value="2343.21644725771" calcext:value-type="float">
            <text:p>234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D$1]*EXP([.$C$1]/(273+[.A10]))" office:value-type="float" office:value="5000" calcext:value-type="float">
            <text:p>5000</text:p>
          </table:table-cell>
          <table:table-cell table:formula="of:=[.B10]/([.B10]+[.$B$2])*5" office:value-type="float" office:value="1.66666666666667" calcext:value-type="float">
            <text:p>1,6666666667</text:p>
          </table:table-cell>
          <table:table-cell table:formula="of:=[.C10]/3.3*4096" office:value-type="float" office:value="2068.68686868687" calcext:value-type="float">
            <text:p>2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1]))" office:value-type="float" office:value="4147.67699847638" calcext:value-type="float">
            <text:p>4147,6769984764</text:p>
          </table:table-cell>
          <table:table-cell table:formula="of:=[.B11]/([.B11]+[.$B$2])*5" office:value-type="float" office:value="1.46585089514097" calcext:value-type="float">
            <text:p>1,4658508951</text:p>
          </table:table-cell>
          <table:table-cell table:formula="of:=[.C11]/3.3*4096" office:value-type="float" office:value="1819.43189893861" calcext:value-type="float">
            <text:p>1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D$1]*EXP([.$C$1]/(273+[.A12]))" office:value-type="float" office:value="3461.58565028912" calcext:value-type="float">
            <text:p>3461,5856502891</text:p>
          </table:table-cell>
          <table:table-cell table:formula="of:=[.B12]/([.B12]+[.$B$2])*5" office:value-type="float" office:value="1.28572730591168" calcext:value-type="float">
            <text:p>1,2857273059</text:p>
          </table:table-cell>
          <table:table-cell table:formula="of:=[.C12]/3.3*4096" office:value-type="float" office:value="1595.86031667099" calcext:value-type="float">
            <text:p>159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3]))" office:value-type="float" office:value="2905.72276750134" calcext:value-type="float">
            <text:p>2905,7227675014</text:p>
          </table:table-cell>
          <table:table-cell table:formula="of:=[.B13]/([.B13]+[.$B$2])*5" office:value-type="float" office:value="1.12574972353289" calcext:value-type="float">
            <text:p>1,1257497235</text:p>
          </table:table-cell>
          <table:table-cell table:formula="of:=[.C13]/3.3*4096" office:value-type="float" office:value="1397.29420230021" calcext:value-type="float">
            <text:p>139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D$1]*EXP([.$C$1]/(273+[.A14]))" office:value-type="float" office:value="2452.58385594466" calcext:value-type="float">
            <text:p>2452,5838559447</text:p>
          </table:table-cell>
          <table:table-cell table:formula="of:=[.B14]/([.B14]+[.$B$2])*5" office:value-type="float" office:value="0.984769058500996" calcext:value-type="float">
            <text:p>0,9847690585</text:p>
          </table:table-cell>
          <table:table-cell table:formula="of:=[.C14]/3.3*4096" office:value-type="float" office:value="1222.30729200608" calcext:value-type="float">
            <text:p>12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5]))" office:value-type="float" office:value="2081.00503183628" calcext:value-type="float">
            <text:p>2081,0050318363</text:p>
          </table:table-cell>
          <table:table-cell table:formula="of:=[.B15]/([.B15]+[.$B$2])*5" office:value-type="float" office:value="0.861271486251492" calcext:value-type="float">
            <text:p>0,8612714863</text:p>
          </table:table-cell>
          <table:table-cell table:formula="of:=[.C15]/3.3*4096" office:value-type="float" office:value="1069.02060838973" calcext:value-type="float">
            <text:p>106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D$1]*EXP([.$C$1]/(273+[.A16]))" office:value-type="float" office:value="1774.58874490452" calcext:value-type="float">
            <text:p>1774,5887449045</text:p>
          </table:table-cell>
          <table:table-cell table:formula="of:=[.B16]/([.B16]+[.$B$2])*5" office:value-type="float" office:value="0.753567187504733" calcext:value-type="float">
            <text:p>0,7535671875</text:p>
          </table:table-cell>
          <table:table-cell table:formula="of:=[.C16]/3.3*4096" office:value-type="float" office:value="935.336727278602" calcext:value-type="float">
            <text:p>93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7]))" office:value-type="float" office:value="1520.54632080588" calcext:value-type="float">
            <text:p>1520,5463208059</text:p>
          </table:table-cell>
          <table:table-cell table:formula="of:=[.B17]/([.B17]+[.$B$2])*5" office:value-type="float" office:value="0.659928044410448" calcext:value-type="float">
            <text:p>0,6599280444</text:p>
          </table:table-cell>
          <table:table-cell table:formula="of:=[.C17]/3.3*4096" office:value-type="float" office:value="819.110687850059" calcext:value-type="float">
            <text:p>81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D$1]*EXP([.$C$1]/(273+[.A18]))" office:value-type="float" office:value="1308.84053475889" calcext:value-type="float">
            <text:p>1308,8405347589</text:p>
          </table:table-cell>
          <table:table-cell table:formula="of:=[.B18]/([.B18]+[.$B$2])*5" office:value-type="float" office:value="0.578680250524374" calcext:value-type="float">
            <text:p>0,5786802505</text:p>
          </table:table-cell>
          <table:table-cell table:formula="of:=[.C18]/3.3*4096" office:value-type="float" office:value="718.264941256919" calcext:value-type="float">
            <text:p>7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9]))" office:value-type="float" office:value="1131.54584524727" calcext:value-type="float">
            <text:p>1131,5458452473</text:p>
          </table:table-cell>
          <table:table-cell table:formula="of:=[.B19]/([.B19]+[.$B$2])*5" office:value-type="float" office:value="0.508260874535405" calcext:value-type="float">
            <text:p>0,5082608745</text:p>
          </table:table-cell>
          <table:table-cell table:formula="of:=[.C19]/3.3*4096" office:value-type="float" office:value="630.859558211218" calcext:value-type="float">
            <text:p>6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D$1]*EXP([.$C$1]/(273+[.A20]))" office:value-type="float" office:value="982.367719247176" calcext:value-type="float">
            <text:p>982,3677192472</text:p>
          </table:table-cell>
          <table:table-cell table:formula="of:=[.B20]/([.B20]+[.$B$2])*5" office:value-type="float" office:value="0.447247690279722" calcext:value-type="float">
            <text:p>0,4472476903</text:p>
          </table:table-cell>
          <table:table-cell table:formula="of:=[.C20]/3.3*4096" office:value-type="float" office:value="555.129254359316" calcext:value-type="float">
            <text:p>55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21]))" office:value-type="float" office:value="856.279080212994" calcext:value-type="float">
            <text:p>856,279080213</text:p>
          </table:table-cell>
          <table:table-cell table:formula="of:=[.B21]/([.B21]+[.$B$2])*5" office:value-type="float" office:value="0.394370425578721" calcext:value-type="float">
            <text:p>0,3943704256</text:p>
          </table:table-cell>
          <table:table-cell table:formula="of:=[.C21]/3.3*4096" office:value-type="float" office:value="489.497352475892" calcext:value-type="float">
            <text:p>4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D$1]*EXP([.$C$1]/(273+[.A22]))" office:value-type="float" office:value="749.243579847172" calcext:value-type="float">
            <text:p>749,2435798472</text:p>
          </table:table-cell>
          <table:table-cell table:formula="of:=[.B22]/([.B22]+[.$B$2])*5" office:value-type="float" office:value="0.34850990875854" calcext:value-type="float">
            <text:p>0,3485099088</text:p>
          </table:table-cell>
          <table:table-cell table:formula="of:=[.C22]/3.3*4096" office:value-type="float" office:value="432.57472311363" calcext:value-type="float">
            <text:p>43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23]))" office:value-type="float" office:value="658.003662137648" calcext:value-type="float">
            <text:p>658,0036621376</text:p>
          </table:table-cell>
          <table:table-cell table:formula="of:=[.B23]/([.B23]+[.$B$2])*5" office:value-type="float" office:value="0.308689921206911" calcext:value-type="float">
            <text:p>0,3086899212</text:p>
          </table:table-cell>
          <table:table-cell table:formula="of:=[.C23]/3.3*4096" office:value-type="float" office:value="383.149671898033" calcext:value-type="float">
            <text:p>3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D$1]*EXP([.$C$1]/(273+[.A24]))" office:value-type="float" office:value="579.917288818188" calcext:value-type="float">
            <text:p>579,9172888182</text:p>
          </table:table-cell>
          <table:table-cell table:formula="of:=[.B24]/([.B24]+[.$B$2])*5" office:value-type="float" office:value="0.274065133491684" calcext:value-type="float">
            <text:p>0,2740651335</text:p>
          </table:table-cell>
          <table:table-cell table:formula="of:=[.C24]/3.3*4096" office:value-type="float" office:value="340.172965691497" calcext:value-type="float">
            <text:p>3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25]))" office:value-type="float" office:value="512.831437018514" calcext:value-type="float">
            <text:p>512,8314370185</text:p>
          </table:table-cell>
          <table:table-cell table:formula="of:=[.B25]/([.B25]+[.$B$2])*5" office:value-type="float" office:value="0.243907381227809" calcext:value-type="float">
            <text:p>0,2439073812</text:p>
          </table:table-cell>
          <table:table-cell table:formula="of:=[.C25]/3.3*4096" office:value-type="float" office:value="302.740798033063" calcext:value-type="float">
            <text:p>303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</table:table>
      <table:table table:name="Leaf Heatsink" table:style-name="ta1">
        <table:table-column table:style-name="co6" table:default-cell-style-name="ce7"/>
        <table:table-column table:style-name="co6" table:number-columns-repeated="2" table:default-cell-style-name="ce4"/>
        <table:table-column table:style-name="co6" table:default-cell-style-name="Default"/>
        <table:table-column table:style-name="co8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Dutycycle 1</text:p>
          </table:table-cell>
          <table:table-cell table:style-name="ce1" office:value-type="string" calcext:value-type="string">
            <text:p>Dutycycle 2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Voltage divided</text:p>
          </table:table-cell>
          <table:table-cell table:style-name="ce1" office:value-type="string" calcext:value-type="string">
            <text:p>Digits</text:p>
          </table:table-cell>
          <table:table-cell table:style-name="ce1" table:number-columns-repeated="1018"/>
        </table:table-row>
        <table:table-row table:style-name="ro1">
          <table:table-cell office:value-type="float" office:value="-10" calcext:value-type="float">
            <text:p>-10°C</text:p>
          </table:table-cell>
          <table:table-cell table:formula="of:=[.B6]-[.$M$10]*([.A6]-[.A2])" office:value-type="percentage" office:value="0.375527272727273" calcext:value-type="percentage">
            <text:p>37,55%</text:p>
          </table:table-cell>
          <table:table-cell table:formula="of:=[.C6]-[.$M$10]*([.A6]-[.A2])" office:value-type="percentage" office:value="0.378527272727273" calcext:value-type="percentage">
            <text:p>37,85%</text:p>
          </table:table-cell>
          <table:table-cell table:style-name="ce8" table:formula="of:=5*([.B2]+[.C2])/2" office:value-type="float" office:value="1.88513636363636" calcext:value-type="float">
            <text:p>1,885V</text:p>
          </table:table-cell>
          <table:table-cell table:style-name="ce8" table:formula="of:=[.D2]*47/(47+10)" office:value-type="float" office:value="1.55441068580542" calcext:value-type="float">
            <text:p>1,554V</text:p>
          </table:table-cell>
          <table:table-cell table:style-name="ce3" table:formula="of:=[.E2]/3.3*4096" office:value-type="float" office:value="1929.35338456334" calcext:value-type="float">
            <text:p>1929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°C</text:p>
          </table:table-cell>
          <table:table-cell table:formula="of:=[.B5]-[.$M$10]*([.A6]-[.A3])" office:value-type="percentage" office:value="0.397895454545455" calcext:value-type="percentage">
            <text:p>39,79%</text:p>
          </table:table-cell>
          <table:table-cell table:formula="of:=[.C5]-[.$M$10]*([.A6]-[.A3])" office:value-type="percentage" office:value="0.400895454545455" calcext:value-type="percentage">
            <text:p>40,09%</text:p>
          </table:table-cell>
          <table:table-cell table:style-name="ce8" table:formula="of:=5*([.B3]+[.C3])/2" office:value-type="float" office:value="1.99697727272727" calcext:value-type="float">
            <text:p>1,997V</text:p>
          </table:table-cell>
          <table:table-cell table:style-name="ce8" table:formula="of:=[.D3]*47/(47+10)" office:value-type="float" office:value="1.64663038277512" calcext:value-type="float">
            <text:p>1,647V</text:p>
          </table:table-cell>
          <table:table-cell table:style-name="ce3" table:formula="of:=[.E3]/3.3*4096" office:value-type="float" office:value="2043.81759025663" calcext:value-type="float">
            <text:p>204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°C</text:p>
          </table:table-cell>
          <table:table-cell table:formula="of:=[.B6]-[.$M$10]*([.A6]-[.A4])" office:value-type="percentage" office:value="0.439436363636364" calcext:value-type="percentage">
            <text:p>43,94%</text:p>
          </table:table-cell>
          <table:table-cell table:formula="of:=[.C6]-[.$M$10]*([.A6]-[.A4])" office:value-type="percentage" office:value="0.442436363636364" calcext:value-type="percentage">
            <text:p>44,24%</text:p>
          </table:table-cell>
          <table:table-cell table:style-name="ce8" table:formula="of:=5*([.B4]+[.C4])/2" office:value-type="float" office:value="2.20468181818182" calcext:value-type="float">
            <text:p>2,205V</text:p>
          </table:table-cell>
          <table:table-cell table:style-name="ce8" table:formula="of:=[.D4]*47/(47+10)" office:value-type="float" office:value="1.81789553429027" calcext:value-type="float">
            <text:p>1,818V</text:p>
          </table:table-cell>
          <table:table-cell table:style-name="ce3" table:formula="of:=[.E4]/3.3*4096" office:value-type="float" office:value="2256.39397225847" calcext:value-type="float">
            <text:p>225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°C</text:p>
          </table:table-cell>
          <table:table-cell table:formula="of:=[.B6]-[.$M$10]*([.A6]-[.A5])" office:value-type="percentage" office:value="0.455413636363636" calcext:value-type="percentage">
            <text:p>45,54%</text:p>
          </table:table-cell>
          <table:table-cell table:formula="of:=[.C6]-[.$M$10]*([.A6]-[.A5])" office:value-type="percentage" office:value="0.458413636363636" calcext:value-type="percentage">
            <text:p>45,84%</text:p>
          </table:table-cell>
          <table:table-cell table:style-name="ce8" table:formula="of:=5*([.B5]+[.C5])/2" office:value-type="float" office:value="2.28456818181818" calcext:value-type="float">
            <text:p>2,285V</text:p>
          </table:table-cell>
          <table:table-cell table:style-name="ce8" table:formula="of:=[.D5]*47/(47+10)" office:value-type="float" office:value="1.88376674641148" calcext:value-type="float">
            <text:p>1,884V</text:p>
          </table:table-cell>
          <table:table-cell table:style-name="ce3" table:formula="of:=[.E5]/3.3*4096" office:value-type="float" office:value="2338.15411918225" calcext:value-type="float">
            <text:p>233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°C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468" calcext:value-type="percentage">
            <text:p>46,80%</text:p>
          </table:table-cell>
          <table:table-cell table:style-name="ce8" table:formula="of:=5*([.B6]+[.C6])/2" office:value-type="float" office:value="2.3325" calcext:value-type="float">
            <text:p>2,333V</text:p>
          </table:table-cell>
          <table:table-cell table:style-name="ce8" table:formula="of:=[.D6]*47/(47+10)" office:value-type="float" office:value="1.92328947368421" calcext:value-type="float">
            <text:p>1,923V</text:p>
          </table:table-cell>
          <table:table-cell table:style-name="ce3" table:formula="of:=[.E6]/3.3*4096" office:value-type="float" office:value="2387.21020733652" calcext:value-type="float">
            <text:p>2387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°C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49" calcext:value-type="percentage">
            <text:p>49,00%</text:p>
          </table:table-cell>
          <table:table-cell table:style-name="ce8" table:formula="of:=5*([.B7]+[.C7])/2" office:value-type="float" office:value="2.44" calcext:value-type="float">
            <text:p>2,440V</text:p>
          </table:table-cell>
          <table:table-cell table:style-name="ce8" table:formula="of:=[.D7]*47/(47+10)" office:value-type="float" office:value="2.0119298245614" calcext:value-type="float">
            <text:p>2,012V</text:p>
          </table:table-cell>
          <table:table-cell table:style-name="ce3" table:formula="of:=[.E7]/3.3*4096" office:value-type="float" office:value="2497.23168527379" calcext:value-type="float">
            <text:p>2497</text:p>
          </table:table-cell>
          <table:table-cell table:number-columns-repeated="4"/>
          <table:table-cell table:formula="of:=([.D7]-[.D6])/([.A7]-[.A6])" office:value-type="float" office:value="0.0153571428571428" calcext:value-type="float">
            <text:p>0,015357142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°C</text:p>
          </table:table-cell>
          <table:table-cell office:value-type="percentage" office:value="0.5012" calcext:value-type="percentage">
            <text:p>50,12%</text:p>
          </table:table-cell>
          <table:table-cell office:value-type="percentage" office:value="0.5054" calcext:value-type="percentage">
            <text:p>50,54%</text:p>
          </table:table-cell>
          <table:table-cell table:style-name="ce8" table:formula="of:=5*([.B8]+[.C8])/2" office:value-type="float" office:value="2.5165" calcext:value-type="float">
            <text:p>2,517V</text:p>
          </table:table-cell>
          <table:table-cell table:style-name="ce8" table:formula="of:=[.D8]*47/(47+10)" office:value-type="float" office:value="2.07500877192982" calcext:value-type="float">
            <text:p>2,075V</text:p>
          </table:table-cell>
          <table:table-cell table:style-name="ce3" table:formula="of:=[.E8]/3.3*4096" office:value-type="float" office:value="2575.52603934078" calcext:value-type="float">
            <text:p>2576</text:p>
          </table:table-cell>
          <table:table-cell table:number-columns-repeated="4"/>
          <table:table-cell table:formula="of:=([.D8]-[.D7])/([.A8]-[.A7])" office:value-type="float" office:value="0.0153" calcext:value-type="float">
            <text:p>0,015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°C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523" calcext:value-type="percentage">
            <text:p>52,30%</text:p>
          </table:table-cell>
          <table:table-cell table:style-name="ce8" table:formula="of:=5*([.B9]+[.C9])/2" office:value-type="float" office:value="2.605" calcext:value-type="float">
            <text:p>2,605V</text:p>
          </table:table-cell>
          <table:table-cell table:style-name="ce8" table:formula="of:=[.D9]*47/(47+10)" office:value-type="float" office:value="2.14798245614035" calcext:value-type="float">
            <text:p>2,148V</text:p>
          </table:table-cell>
          <table:table-cell table:style-name="ce3" table:formula="of:=[.E9]/3.3*4096" office:value-type="float" office:value="2666.10186071239" calcext:value-type="float">
            <text:p>2666</text:p>
          </table:table-cell>
          <table:table-cell table:number-columns-repeated="4"/>
          <table:table-cell table:formula="of:=([.D9]-[.D8])/([.A9]-[.A8])" office:value-type="float" office:value="0.0177000000000001" calcext:value-type="float">
            <text:p>0,017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°C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383" calcext:value-type="percentage">
            <text:p>53,83%</text:p>
          </table:table-cell>
          <table:table-cell table:style-name="ce8" table:formula="of:=5*([.B10]+[.C10])/2" office:value-type="float" office:value="2.6815" calcext:value-type="float">
            <text:p>2,682V</text:p>
          </table:table-cell>
          <table:table-cell table:style-name="ce8" table:formula="of:=[.D10]*47/(47+10)" office:value-type="float" office:value="2.21106140350877" calcext:value-type="float">
            <text:p>2,211V</text:p>
          </table:table-cell>
          <table:table-cell table:style-name="ce3" table:formula="of:=[.E10]/3.3*4096" office:value-type="float" office:value="2744.39621477937" calcext:value-type="float">
            <text:p>2744</text:p>
          </table:table-cell>
          <table:table-cell table:number-columns-repeated="4"/>
          <table:table-cell table:formula="of:=([.D10]-[.D9])/([.A10]-[.A9])" office:value-type="float" office:value="0.0153" calcext:value-type="float">
            <text:p>0,0153</text:p>
          </table:table-cell>
          <table:table-cell table:formula="of:=([.D10]-[.D6])/([.A10]-[.A6])" office:value-type="float" office:value="0.0158636363636364" calcext:value-type="float">
            <text:p>0,0158636364</text:p>
          </table:table-cell>
          <table:table-cell table:style-name="ce4" table:formula="of:=([.C10]-[.C6])/([.A10]-[.A6])" office:value-type="percentage" office:value="0.00319545454545455" calcext:value-type="percentage">
            <text:p>0,32%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°C</text:p>
          </table:table-cell>
          <table:table-cell table:formula="of:=[.$B$3]+[.$M$10]*[.$A11]" office:value-type="percentage" office:value="0.557668181818182" calcext:value-type="percentage">
            <text:p>55,77%</text:p>
          </table:table-cell>
          <table:table-cell table:formula="of:=[.$C$3]+[.$M$10]*[.$A11]" office:value-type="percentage" office:value="0.560668181818182" calcext:value-type="percentage">
            <text:p>56,07%</text:p>
          </table:table-cell>
          <table:table-cell table:style-name="ce8" table:formula="of:=5*([.B11]+[.C11])/2" office:value-type="float" office:value="2.79584090909091" calcext:value-type="float">
            <text:p>2,796V</text:p>
          </table:table-cell>
          <table:table-cell table:style-name="ce8" table:formula="of:=[.D11]*47/(47+10)" office:value-type="float" office:value="2.30534250398724" calcext:value-type="float">
            <text:p>2,305V</text:p>
          </table:table-cell>
          <table:table-cell table:style-name="ce3" table:formula="of:=[.E11]/3.3*4096" office:value-type="float" office:value="2861.41905949447" calcext:value-type="float">
            <text:p>2861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°C</text:p>
          </table:table-cell>
          <table:table-cell table:formula="of:=[.$B$3]+[.$M$10]*[.$A12]" office:value-type="percentage" office:value="0.589622727272727" calcext:value-type="percentage">
            <text:p>58,96%</text:p>
          </table:table-cell>
          <table:table-cell table:formula="of:=[.$C$3]+[.$M$10]*[.$A12]" office:value-type="percentage" office:value="0.592622727272727" calcext:value-type="percentage">
            <text:p>59,26%</text:p>
          </table:table-cell>
          <table:table-cell table:style-name="ce8" table:formula="of:=5*([.B12]+[.C12])/2" office:value-type="float" office:value="2.95561363636364" calcext:value-type="float">
            <text:p>2,956V</text:p>
          </table:table-cell>
          <table:table-cell table:style-name="ce8" table:formula="of:=[.D12]*47/(47+10)" office:value-type="float" office:value="2.43708492822967" calcext:value-type="float">
            <text:p>2,437V</text:p>
          </table:table-cell>
          <table:table-cell table:style-name="ce3" table:formula="of:=[.E12]/3.3*4096" office:value-type="float" office:value="3024.93935334203" calcext:value-type="float">
            <text:p>3025</text:p>
          </table:table-cell>
          <table:table-cell table:number-columns-repeated="4"/>
          <table:table-cell table:formula="of:=2.5+[.L10]*55" office:value-type="float" office:value="3.3725" calcext:value-type="float">
            <text:p>3,3725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°C</text:p>
          </table:table-cell>
          <table:table-cell table:formula="of:=[.$B$3]+[.$M$10]*[.$A13]" office:value-type="percentage" office:value="0.621577272727273" calcext:value-type="percentage">
            <text:p>62,16%</text:p>
          </table:table-cell>
          <table:table-cell table:formula="of:=[.$C$3]+[.$M$10]*[.$A13]" office:value-type="percentage" office:value="0.624577272727273" calcext:value-type="percentage">
            <text:p>62,46%</text:p>
          </table:table-cell>
          <table:table-cell table:style-name="ce8" table:formula="of:=5*([.B13]+[.C13])/2" office:value-type="float" office:value="3.11538636363636" calcext:value-type="float">
            <text:p>3,115V</text:p>
          </table:table-cell>
          <table:table-cell table:style-name="ce8" table:formula="of:=[.D13]*47/(47+10)" office:value-type="float" office:value="2.56882735247209" calcext:value-type="float">
            <text:p>2,569V</text:p>
          </table:table-cell>
          <table:table-cell table:style-name="ce3" table:formula="of:=[.E13]/3.3*4096" office:value-type="float" office:value="3188.4596471896" calcext:value-type="float">
            <text:p>3188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°C</text:p>
          </table:table-cell>
          <table:table-cell table:formula="of:=[.$B$3]+[.$M$10]*[.$A14]" office:value-type="percentage" office:value="0.653531818181818" calcext:value-type="percentage">
            <text:p>65,35%</text:p>
          </table:table-cell>
          <table:table-cell table:formula="of:=[.$C$3]+[.$M$10]*[.$A14]" office:value-type="percentage" office:value="0.656531818181818" calcext:value-type="percentage">
            <text:p>65,65%</text:p>
          </table:table-cell>
          <table:table-cell table:style-name="ce8" table:formula="of:=5*([.B14]+[.C14])/2" office:value-type="float" office:value="3.27515909090909" calcext:value-type="float">
            <text:p>3,275V</text:p>
          </table:table-cell>
          <table:table-cell table:style-name="ce8" table:formula="of:=[.D14]*47/(47+10)" office:value-type="float" office:value="2.70056977671451" calcext:value-type="float">
            <text:p>2,701V</text:p>
          </table:table-cell>
          <table:table-cell table:style-name="ce3" table:formula="of:=[.E14]/3.3*4096" office:value-type="float" office:value="3351.97994103717" calcext:value-type="float">
            <text:p>3352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°C</text:p>
          </table:table-cell>
          <table:table-cell table:formula="of:=[.$B$3]+[.$M$10]*[.$A15]" office:value-type="percentage" office:value="0.685486363636364" calcext:value-type="percentage">
            <text:p>68,55%</text:p>
          </table:table-cell>
          <table:table-cell table:formula="of:=[.$C$3]+[.$M$10]*[.$A15]" office:value-type="percentage" office:value="0.688486363636364" calcext:value-type="percentage">
            <text:p>68,85%</text:p>
          </table:table-cell>
          <table:table-cell table:style-name="ce8" table:formula="of:=5*([.B15]+[.C15])/2" office:value-type="float" office:value="3.43493181818182" calcext:value-type="float">
            <text:p>3,435V</text:p>
          </table:table-cell>
          <table:table-cell table:style-name="ce8" table:formula="of:=[.D15]*47/(47+10)" office:value-type="float" office:value="2.83231220095694" calcext:value-type="float">
            <text:p>2,832V</text:p>
          </table:table-cell>
          <table:table-cell table:style-name="ce3" table:formula="of:=[.E15]/3.3*4096" office:value-type="float" office:value="3515.50023488473" calcext:value-type="float">
            <text:p>3516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°C</text:p>
          </table:table-cell>
          <table:table-cell table:formula="of:=[.$B$3]+[.$M$10]*[.$A16]" office:value-type="percentage" office:value="0.717440909090909" calcext:value-type="percentage">
            <text:p>71,74%</text:p>
          </table:table-cell>
          <table:table-cell table:formula="of:=[.$C$3]+[.$M$10]*[.$A16]" office:value-type="percentage" office:value="0.720440909090909" calcext:value-type="percentage">
            <text:p>72,04%</text:p>
          </table:table-cell>
          <table:table-cell table:style-name="ce8" table:formula="of:=5*([.B16]+[.C16])/2" office:value-type="float" office:value="3.59470454545455" calcext:value-type="float">
            <text:p>3,595V</text:p>
          </table:table-cell>
          <table:table-cell table:style-name="ce8" table:formula="of:=[.D16]*47/(47+10)" office:value-type="float" office:value="2.96405462519936" calcext:value-type="float">
            <text:p>2,964V</text:p>
          </table:table-cell>
          <table:table-cell table:style-name="ce3" table:formula="of:=[.E16]/3.3*4096" office:value-type="float" office:value="3679.0205287323" calcext:value-type="float">
            <text:p>3679</text:p>
          </table:table-cell>
          <table:table-cell table:number-columns-repeated="1018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" table:style-name="ta1">
        <table:shapes>
          <draw:frame draw:z-index="0" draw:style-name="gr1" draw:text-style-name="P1" svg:width="159.99mm" svg:height="89.99mm" svg:x="277.99mm" svg:y="18.25mm">
            <loext:p draw:notify-on-update-of-ranges="Leaf.A5:Leaf.A22 Leaf.B4:Leaf.B4 Leaf.B5:Leaf.B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69.74mm" svg:y="98.21mm">
            <loext:p draw:notify-on-update-of-ranges="Leaf.K9:Leaf.K19 Leaf.L9:Leaf.L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ce3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Leaf</text:p>
          </table:table-cell>
          <table:table-cell office:value-type="float" office:value="17000" calcext:value-type="float">
            <text:p>17000</text:p>
          </table:table-cell>
          <table:table-cell table:style-name="Default" office:value-type="float" office:value="2165" calcext:value-type="float">
            <text:p>2165</text:p>
          </table:table-cell>
          <table:table-cell table:style-name="Default" table:formula="of:=[.B1]*EXP(-[.C1]/298)" office:value-type="float" office:value="11.8920243401134" calcext:value-type="float">
            <text:p>11,8920243401</text:p>
          </table:table-cell>
          <table:table-cell table:style-name="ce2"/>
          <table:table-cell table:style-name="ce1"/>
          <table:table-cell table:number-columns-repeated="6"/>
        </table:table-row>
        <table:table-row table:style-name="ro1" table:number-rows-repeated="2">
          <table:table-cell table:style-name="ce1" table:number-columns-repeated="4"/>
          <table:table-cell table:style-name="ce2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Voltage</text:p>
          </table:table-cell>
          <table:table-cell table:style-name="ce2" office:value-type="string" calcext:value-type="string">
            <text:p>ADC reading 12 bit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1]*EXP([.$C$1]/(273+[.A5]))" office:value-type="float" office:value="61894.104069918" calcext:value-type="float">
            <text:p>61894,104069918</text:p>
          </table:table-cell>
          <table:table-cell table:formula="of:=5*[.$C$26]/([.$C$26]+[.B5]+[.$C$26])" office:value-type="float" office:value="0.0397493538857125" calcext:value-type="float">
            <text:p>0,04</text:p>
          </table:table-cell>
          <table:table-cell table:formula="of:=[.C5]/3.3*4096" office:value-type="float" office:value="49.3373798532965" calcext:value-type="float">
            <text:p>4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1]*EXP([.$C$1]/(273+[.A6]))" office:value-type="float" office:value="44703.501702436" calcext:value-type="float">
            <text:p>44703,501702436</text:p>
          </table:table-cell>
          <table:table-cell table:formula="of:=5*[.$C$26]/([.$C$26]+[.B6]+[.$C$26])" office:value-type="float" office:value="0.0547004038394448" calcext:value-type="float">
            <text:p>0,05</text:p>
          </table:table-cell>
          <table:table-cell table:formula="of:=[.C6]/3.3*4096" office:value-type="float" office:value="67.8948042807169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1]*EXP([.$C$1]/(273+[.A7]))" office:value-type="float" office:value="33066.3319574915" calcext:value-type="float">
            <text:p>33066,3319574915</text:p>
          </table:table-cell>
          <table:table-cell table:formula="of:=5*[.$C$26]/([.$C$26]+[.B7]+[.$C$26])" office:value-type="float" office:value="0.0733862396197963" calcext:value-type="float">
            <text:p>0,07</text:p>
          </table:table-cell>
          <table:table-cell table:formula="of:=[.C7]/3.3*4096" office:value-type="float" office:value="91.0878901462684" calcext:value-type="float">
            <text:p>9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1]*EXP([.$C$1]/(273+[.A8]))" office:value-type="float" office:value="24985.342460857" calcext:value-type="float">
            <text:p>24985,342460857</text:p>
          </table:table-cell>
          <table:table-cell table:formula="of:=5*[.$C$26]/([.$C$26]+[.B8]+[.$C$26])" office:value-type="float" office:value="0.0962080836058203" calcext:value-type="float">
            <text:p>0,10</text:p>
          </table:table-cell>
          <table:table-cell table:formula="of:=[.C8]/3.3*4096" office:value-type="float" office:value="119.414639530133" calcext:value-type="float">
            <text:p>11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1]*EXP([.$C$1]/(273+[.A9]))" office:value-type="float" office:value="19243.8431114583" calcext:value-type="float">
            <text:p>19243,8431114583</text:p>
          </table:table-cell>
          <table:table-cell table:formula="of:=5*[.$C$26]/([.$C$26]+[.B9]+[.$C$26])" office:value-type="float" office:value="0.123494337820913" calcext:value-type="float">
            <text:p>0,12</text:p>
          </table:table-cell>
          <table:table-cell table:formula="of:=[.C9]/3.3*4096" office:value-type="float" office:value="153.282669004382" calcext:value-type="float">
            <text:p>15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D$1]*EXP([.$C$1]/(273+[.A10]))" office:value-type="float" office:value="15079.3641167643" calcext:value-type="float">
            <text:p>15079,3641167643</text:p>
          </table:table-cell>
          <table:table-cell table:formula="of:=5*[.$C$26]/([.$C$26]+[.B10]+[.$C$26])" office:value-type="float" office:value="0.155478785220959" calcext:value-type="float">
            <text:p>0,16</text:p>
          </table:table-cell>
          <table:table-cell table:formula="of:=[.C10]/3.3*4096" office:value-type="float" office:value="192.982152807591" calcext:value-type="float">
            <text:p>193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D$1]*EXP([.$C$1]/(273+[.A11]))" office:value-type="float" office:value="12001.6672815217" calcext:value-type="float">
            <text:p>12001,6672815217</text:p>
          </table:table-cell>
          <table:table-cell table:formula="of:=5*[.$C$26]/([.$C$26]+[.B11]+[.$C$26])" office:value-type="float" office:value="0.19228303154266" calcext:value-type="float">
            <text:p>0,19</text:p>
          </table:table-cell>
          <table:table-cell table:formula="of:=[.C11]/3.3*4096" office:value-type="float" office:value="238.664029454162" calcext:value-type="float">
            <text:p>23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D$1]*EXP([.$C$1]/(273+[.A12]))" office:value-type="float" office:value="9688.10699848098" calcext:value-type="float">
            <text:p>9688,106998481</text:p>
          </table:table-cell>
          <table:table-cell table:formula="of:=5*[.$C$26]/([.$C$26]+[.B12]+[.$C$26])" office:value-type="float" office:value="0.233904843987369" calcext:value-type="float">
            <text:p>0,23</text:p>
          </table:table-cell>
          <table:table-cell table:formula="of:=[.C12]/3.3*4096" office:value-type="float" office:value="290.325527567352" calcext:value-type="float">
            <text:p>290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D$1]*EXP([.$C$1]/(273+[.A13]))" office:value-type="float" office:value="7921.76610812232" calcext:value-type="float">
            <text:p>7921,7661081223</text:p>
          </table:table-cell>
          <table:table-cell table:formula="of:=5*[.$C$26]/([.$C$26]+[.B13]+[.$C$26])" office:value-type="float" office:value="0.280213577637281" calcext:value-type="float">
            <text:p>0,28</text:p>
          </table:table-cell>
          <table:table-cell table:formula="of:=[.C13]/3.3*4096" office:value-type="float" office:value="347.804489091608" calcext:value-type="float">
            <text:p>34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D$1]*EXP([.$C$1]/(273+[.A14]))" office:value-type="float" office:value="6553.9375761235" calcext:value-type="float">
            <text:p>6553,9375761235</text:p>
          </table:table-cell>
          <table:table-cell table:formula="of:=5*[.$C$26]/([.$C$26]+[.B14]+[.$C$26])" office:value-type="float" office:value="0.330953224699924" calcext:value-type="float">
            <text:p>0,33</text:p>
          </table:table-cell>
          <table:table-cell table:formula="of:=[.C14]/3.3*4096" office:value-type="float" office:value="410.783154051785" calcext:value-type="float">
            <text:p>41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D$1]*EXP([.$C$1]/(273+[.A15]))" office:value-type="float" office:value="5480.83328570871" calcext:value-type="float">
            <text:p>5480,8332857087</text:p>
          </table:table-cell>
          <table:table-cell table:formula="of:=5*[.$C$26]/([.$C$26]+[.B15]+[.$C$26])" office:value-type="float" office:value="0.385752863835104" calcext:value-type="float">
            <text:p>0,39</text:p>
          </table:table-cell>
          <table:table-cell table:formula="of:=[.C15]/3.3*4096" office:value-type="float" office:value="478.80113038442" calcext:value-type="float">
            <text:p>479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D$1]*EXP([.$C$1]/(273+[.A16]))" office:value-type="float" office:value="4628.81085685959" calcext:value-type="float">
            <text:p>4628,8108568596</text:p>
          </table:table-cell>
          <table:table-cell table:formula="of:=5*[.$C$26]/([.$C$26]+[.B16]+[.$C$26])" office:value-type="float" office:value="0.444143543560956" calcext:value-type="float">
            <text:p>0,44</text:p>
          </table:table-cell>
          <table:table-cell table:formula="of:=[.C16]/3.3*4096" office:value-type="float" office:value="551.276349825963" calcext:value-type="float">
            <text:p>551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D$1]*EXP([.$C$1]/(273+[.A17]))" office:value-type="float" office:value="3944.8156262651" calcext:value-type="float">
            <text:p>3944,8156262651</text:p>
          </table:table-cell>
          <table:table-cell table:formula="of:=5*[.$C$26]/([.$C$26]+[.B17]+[.$C$26])" office:value-type="float" office:value="0.505580023392761" calcext:value-type="float">
            <text:p>0,51</text:p>
          </table:table-cell>
          <table:table-cell table:formula="of:=[.C17]/3.3*4096" office:value-type="float" office:value="627.532053277802" calcext:value-type="float">
            <text:p>62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D$1]*EXP([.$C$1]/(273+[.A18]))" office:value-type="float" office:value="3390.08226234223" calcext:value-type="float">
            <text:p>3390,0822623422</text:p>
          </table:table-cell>
          <table:table-cell table:formula="of:=5*[.$C$26]/([.$C$26]+[.B18]+[.$C$26])" office:value-type="float" office:value="0.569465411034503" calcext:value-type="float">
            <text:p>0,57</text:p>
          </table:table-cell>
          <table:table-cell table:formula="of:=[.C18]/3.3*4096" office:value-type="float" office:value="706.827370787068" calcext:value-type="float">
            <text:p>707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D$1]*EXP([.$C$1]/(273+[.A19]))" office:value-type="float" office:value="2935.91313849271" calcext:value-type="float">
            <text:p>2935,9131384927</text:p>
          </table:table-cell>
          <table:table-cell table:formula="of:=5*[.$C$26]/([.$C$26]+[.B19]+[.$C$26])" office:value-type="float" office:value="0.635176619003689" calcext:value-type="float">
            <text:p>0,64</text:p>
          </table:table-cell>
          <table:table-cell table:formula="of:=[.C19]/3.3*4096" office:value-type="float" office:value="788.388918617912" calcext:value-type="float">
            <text:p>788</text:p>
          </table:table-cell>
          <table:table-cell office:value-type="string" calcext:value-type="string">
            <text:p>,\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D$1]*EXP([.$C$1]/(273+[.A20]))" office:value-type="float" office:value="2560.80358503628" calcext:value-type="float">
            <text:p>2560,8035850363</text:p>
          </table:table-cell>
          <table:table-cell table:formula="of:=5*[.$C$26]/([.$C$26]+[.B20]+[.$C$26])" office:value-type="float" office:value="0.702088711240873" calcext:value-type="float">
            <text:p>0,70</text:p>
          </table:table-cell>
          <table:table-cell table:formula="of:=[.C20]/3.3*4096" office:value-type="float" office:value="871.441018558368" calcext:value-type="float">
            <text:p>871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D$1]*EXP([.$C$1]/(273+[.A21]))" office:value-type="float" office:value="2248.45524695789" calcext:value-type="float">
            <text:p>2248,4552469579</text:p>
          </table:table-cell>
          <table:table-cell table:formula="of:=5*[.$C$26]/([.$C$26]+[.B21]+[.$C$26])" office:value-type="float" office:value="0.769596565118512" calcext:value-type="float">
            <text:p>0,77</text:p>
          </table:table-cell>
          <table:table-cell table:formula="of:=[.C21]/3.3*4096" office:value-type="float" office:value="955.232585068311" calcext:value-type="float">
            <text:p>955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D$1]*EXP([.$C$1]/(273+[.A22]))" office:value-type="float" office:value="1986.3841632828" calcext:value-type="float">
            <text:p>1986,3841632828</text:p>
          </table:table-cell>
          <table:table-cell table:formula="of:=5*[.$C$26]/([.$C$26]+[.B22]+[.$C$26])" office:value-type="float" office:value="0.837132754297713" calcext:value-type="float">
            <text:p>0,84</text:p>
          </table:table-cell>
          <table:table-cell table:formula="of:=[.C22]/3.3*4096" office:value-type="float" office:value="1039.05932169801" calcext:value-type="float">
            <text:p>1039</text:p>
          </table:table-cell>
          <table:table-cell office:value-type="string" calcext:value-type="string">
            <text:p>,\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Load Resistance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Default" table:number-columns-repeated="2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/>
          <table:table-cell table:number-columns-repeated="7"/>
        </table:table-row>
      </table:table>
      <table:named-expressions/>
      <table:database-ranges>
        <table:database-range table:name="__Anonymous_Sheet_DB__4" table:target-range-address="'Tesla 100k'.A2:'Tesla 100k'.E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3" loext:min-decimal-places="3" number:min-integer-digits="1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1" loext:min-decimal-places="1" number:min-integer-digits="1"/>
    </number:number-style>
    <number:currency-style style:name="N154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0" loext:min-decimal-places="0" number:min-integer-digits="1"/>
      <number:text>°C</number:text>
    </number:number-style>
    <number:number-style style:name="N156">
      <number:number number:decimal-places="3" loext:min-decimal-places="3" number:min-integer-digits="1"/>
      <number:text>V</number:text>
    </number:number-style>
    <number:number-style style:name="N157">
      <number:number number:decimal-places="10" loext:min-decimal-places="10" number:min-integer-digits="1"/>
    </number:number-style>
    <number:number-style style:name="N158">
      <number:number number:decimal-places="11" loext:min-decimal-places="11" number:min-integer-digits="1"/>
    </number:number-style>
    <number:number-style style:name="N159">
      <number:number number:decimal-places="12" loext:min-decimal-places="12" number:min-integer-digits="1"/>
    </number:number-style>
    <number:number-style style:name="N160">
      <number:number number:decimal-places="13" loext:min-decimal-places="13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.00.0000</text:date>, <text:time style:data-style-name="N2" text:time-value="13:29:03.9346389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8T18:12:43.555522166</dc:date>
    <meta:generator>LibreOffice/5.1.6.2$Linux_X86_64 LibreOffice_project/10m0$Build-2</meta:generator>
    <meta:editing-duration>P2DT9H3M16S</meta:editing-duration>
    <meta:editing-cycles>22</meta:editing-cycles>
    <meta:document-statistic meta:table-count="9" meta:cell-count="12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18cm" svg:y="4.201cm" style:legend-expansion="high" chart:style-name="ch2"/>
        <chart:plot-area chart:style-name="ch3" table:cell-range-address="'Tesla 100k'.A1:'Tesla 100k'.B46" chart:data-source-has-labels="both" svg:x="0.32cm" svg:y="0.18cm" svg:width="13.778cm" svg:height="8.64cm">
          <chartooo:coordinate-region svg:x="1.127cm" svg:y="0.301cm" svg:width="12.645cm" svg:height="7.517cm"/>
          <chart:axis chart:dimension="x" chart:name="primary-x" chart:style-name="ch4" chartooo:axis-type="auto">
            <chartooo:date-scale/>
            <chart:categories table:cell-range-address="'Tesla 100k'.A2:'Tesla 100k'.A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la 100k'.B2:'Tesla 100k'.B46" chart:label-cell-address="'Tesla 100k'.B1:'Tesla 100k'.B1" chart:class="chart:line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Tesla 100k'.B1:'Tesla 100k'.B1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'Tesla 100k'.A2:'Tesla 100k'.A46</svg:desc>
                </draw:g>
              </table:table-cell>
              <table:table-cell office:value-type="float" office:value="930.6">
                <text:p>930.6</text:p>
                <draw:g>
                  <svg:desc>'Tesla 100k'.B2:'Tesla 100k'.B46</svg:desc>
                </draw:g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702.4">
                <text:p>702.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535.2">
                <text:p>535.2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11.6">
                <text:p>411.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.84">
                <text:p>80.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5.73">
                <text:p>65.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.46">
                <text:p>36.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1.12">
                <text:p>21.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.216">
                <text:p>9.2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.893">
                <text:p>7.8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783">
                <text:p>6.78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.847">
                <text:p>5.84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.385">
                <text:p>4.3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815">
                <text:p>3.8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327">
                <text:p>3.3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244">
                <text:p>2.24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977">
                <text:p>1.97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747">
                <text:p>1.74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69">
                <text:p>0.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4.201cm" style:legend-expansion="high" chart:style-name="ch2"/>
        <chart:plot-area chart:style-name="ch3" table:cell-range-address="Leaf.A4:Leaf.B22" chart:data-source-has-labels="both" svg:x="0.32cm" svg:y="0.18cm" svg:width="12.296cm" svg:height="8.64cm">
          <chartooo:coordinate-region svg:x="1.497cm" svg:y="0.379cm" svg:width="10.839cm" svg:height="7.794cm"/>
          <chart:axis chart:dimension="x" chart:name="primary-x" chart:style-name="ch4" chartooo:axis-type="auto">
            <chartooo:date-scale/>
            <chart:categories table:cell-range-address="Leaf.A5:Leaf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B5:Leaf.B22" chart:label-cell-address="Leaf.B4:Leaf.B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stance</text:p>
                <draw:g>
                  <svg:desc>Leaf.B4:Leaf.B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Leaf.A5:Leaf.A22</svg:desc>
                </draw:g>
              </table:table-cell>
              <table:table-cell office:value-type="float" office:value="61894.104069918">
                <text:p>61894.104069918</text:p>
                <draw:g>
                  <svg:desc>Leaf.B5:Leaf.B22</svg:desc>
                </draw:g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4703.501702436">
                <text:p>44703.501702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066.3319574915">
                <text:p>33066.3319574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985.342460857">
                <text:p>24985.342460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243.8431114583">
                <text:p>19243.84311145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79.3641167643">
                <text:p>15079.3641167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001.6672815217">
                <text:p>12001.667281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688.10699848098">
                <text:p>9688.10699848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21.76610812232">
                <text:p>7921.766108122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53.9375761235">
                <text:p>6553.93757612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480.83328570871">
                <text:p>5480.833285708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28.81085685959">
                <text:p>4628.810856859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44.8156262651">
                <text:p>3944.81562626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90.08226234223">
                <text:p>3390.082262342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35.91313849271">
                <text:p>2935.913138492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60.80358503628">
                <text:p>2560.803585036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8.45524695789">
                <text:p>2248.455246957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86.3841632828">
                <text:p>1986.3841632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952cm" style:legend-expansion="high" chart:style-name="ch2"/>
        <chart:plot-area chart:style-name="ch3" table:cell-range-address="'Tesla 52k'.A1:'Tesla 52k'.C18" chart:data-source-has-labels="both" svg:x="0.32cm" svg:y="0.18cm" svg:width="12.878cm" svg:height="8.64cm">
          <chartooo:coordinate-region svg:x="0.941cm" svg:y="0.379cm" svg:width="11.791cm" svg:height="7.794cm"/>
          <chart:axis chart:dimension="x" chart:name="primary-x" chart:style-name="ch4" chartooo:axis-type="auto">
            <chartooo:date-scale/>
            <chart:categories table:cell-range-address="'Tesla 52k'.A2:'Tesla 52k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esla 52k'.B2:'Tesla 52k'.B18" chart:label-cell-address="'Tesla 52k'.B1:'Tesla 52k'.B1" chart:class="chart:line">
            <chart:data-point chart:repeated="17"/>
          </chart:series>
          <chart:series chart:style-name="ch7" chart:values-cell-range-address="'Tesla 52k'.C2:'Tesla 52k'.C18" chart:label-cell-address="'Tesla 52k'.C1:'Tesla 52k'.C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Tesla 52k'.B1:'Tesla 52k'.B1</svg:desc>
                </draw:g>
              </table:table-cell>
              <table:table-cell office:value-type="string">
                <text:p>Voltage</text:p>
                <draw:g>
                  <svg:desc>'Tesla 52k'.C1:'Tesla 52k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la 52k'.A2:'Tesla 52k'.A18</svg:desc>
                </draw:g>
              </table:table-cell>
              <table:table-cell office:value-type="float" office:value="180">
                <text:p>180</text:p>
                <draw:g>
                  <svg:desc>'Tesla 52k'.B2:'Tesla 52k'.B18</svg:desc>
                </draw:g>
              </table:table-cell>
              <table:table-cell office:value-type="float" office:value="2.75229357798165">
                <text:p>2.75229357798165</text:p>
                <draw:g>
                  <svg:desc>'Tesla 52k'.C2:'Tesla 52k'.C1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2.24719101123596">
                <text:p>2.24719101123596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2">
                <text:p>82</text:p>
              </table:table-cell>
              <table:table-cell office:value-type="float" office:value="1.79039301310044">
                <text:p>1.790393013100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1.51658767772512">
                <text:p>1.516587677725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.04838709677419">
                <text:p>1.048387096774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893854748603352">
                <text:p>0.89385474860335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29">
                <text:p>29</text:p>
              </table:table-cell>
              <table:table-cell office:value-type="float" office:value="0.823863636363636">
                <text:p>0.8238636363636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0.726744186046512">
                <text:p>0.7267441860465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.3">
                <text:p>22.3</text:p>
              </table:table-cell>
              <table:table-cell office:value-type="float" office:value="0.658594211458949">
                <text:p>0.6585942114589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.8">
                <text:p>17.8</text:p>
              </table:table-cell>
              <table:table-cell office:value-type="float" office:value="0.54004854368932">
                <text:p>0.540048543689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">
                <text:p>15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0.40625">
                <text:p>0.406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377358490566038">
                <text:p>0.3773584905660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0.348101265822785">
                <text:p>0.3481012658227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0.318471337579618">
                <text:p>0.3184713375796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0.288461538461538">
                <text:p>0.2884615384615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Leaf.K9:Leaf.L19" chart:data-source-has-labels="column" svg:x="0.32cm" svg:y="0.18cm" svg:width="12.746cm" svg:height="8.64cm">
          <chartooo:coordinate-region svg:x="0.756cm" svg:y="0.379cm" svg:width="11.938cm" svg:height="7.794cm"/>
          <chart:axis chart:dimension="x" chart:name="primary-x" chart:style-name="ch4" chartooo:axis-type="auto">
            <chartooo:date-scale/>
            <chart:categories table:cell-range-address="Leaf.K9:Leaf.K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eaf.L9:Leaf.L19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Leaf.K9:Leaf.K19</svg:desc>
                </draw:g>
              </table:table-cell>
              <table:table-cell office:value-type="float" office:value="18">
                <text:p>18</text:p>
                <draw:g>
                  <svg:desc>Leaf.L9:Leaf.L19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